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/>
    </style:style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2" table:number-columns-repeated="10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Default"/>
        <table:table-column table:style-name="co7" table:default-cell-style-name="Default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7" table:default-cell-style-name="Default"/>
        <table:table-column table:style-name="co9" table:default-cell-style-name="ce3"/>
        <table:table-column table:style-name="co8" table:number-columns-repeated="2" table:default-cell-style-name="ce3"/>
        <table:table-column table:style-name="co10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table:style-name="Default"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OR250C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office:value-type="string" calcext:value-type="string">
            <text:p>Ashbya_gossypii</text:p>
          </table:table-cell>
          <table:table-cell office:value-type="float" office:value="9E-054" calcext:value-type="float">
            <text:p>9.00E-054</text:p>
          </table:table-cell>
          <table:table-cell table:style-name="ce3" office:value-type="float" office:value="5E-049" calcext:value-type="float">
            <text:p>5.00E-049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2E-055" calcext:value-type="float">
            <text:p>2.00E-055</text:p>
          </table:table-cell>
          <table:table-cell office:value-type="float" office:value="2E-061" calcext:value-type="float">
            <text:p>2.00E-061</text:p>
          </table:table-cell>
          <table:table-cell office:value-type="float" office:value="7E-105" calcext:value-type="float">
            <text:p>7.00E-105</text:p>
          </table:table-cell>
          <table:table-cell office:value-type="float" office:value="2E-164" calcext:value-type="float">
            <text:p>2.00E-164</text:p>
          </table:table-cell>
          <table:table-cell table:style-name="ce3" office:value-type="float" office:value="1E-040" calcext:value-type="float">
            <text:p>1.00E-040</text:p>
          </table:table-cell>
          <table:table-cell office:value-type="float" office:value="7E-067" calcext:value-type="float">
            <text:p>7.00E-067</text:p>
          </table:table-cell>
          <table:table-cell office:value-type="float" office:value="6E-021" calcext:value-type="float">
            <text:p>6.00E-021</text:p>
          </table:table-cell>
          <table:table-cell office:value-type="float" office:value="1E-022" calcext:value-type="float">
            <text:p>1.00E-022</text:p>
          </table:table-cell>
          <table:table-cell office:value-type="float" office:value="6E-050" calcext:value-type="float">
            <text:p>6.00E-050</text:p>
          </table:table-cell>
          <table:table-cell office:value-type="float" office:value="3E-033" calcext:value-type="float">
            <text:p>3.00E-033</text:p>
          </table:table-cell>
          <table:table-cell office:value-type="float" office:value="4E-035" calcext:value-type="float">
            <text:p>4.00E-035</text:p>
          </table:table-cell>
          <table:table-cell office:value-type="float" office:value="5E-079" calcext:value-type="float">
            <text:p>5.00E-079</text:p>
          </table:table-cell>
          <table:table-cell office:value-type="float" office:value="5E-023" calcext:value-type="float">
            <text:p>5.00E-023</text:p>
          </table:table-cell>
          <table:table-cell office:value-type="float" office:value="2E-125" calcext:value-type="float">
            <text:p>2.00E-125</text:p>
          </table:table-cell>
          <table:table-cell office:value-type="float" office:value="1E-030" calcext:value-type="float">
            <text:p>1.00E-03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E-083" calcext:value-type="float">
            <text:p>3.00E-0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7E-126" calcext:value-type="float">
            <text:p>7.00E-126</text:p>
          </table:table-cell>
          <table:table-cell table:style-name="ce3" office:value-type="float" office:value="6E-098" calcext:value-type="float">
            <text:p>6.00E-098</text:p>
          </table:table-cell>
          <table:table-cell table:style-name="ce3" office:value-type="float" office:value="4E-043" calcext:value-type="float">
            <text:p>4.00E-043</text:p>
          </table:table-cell>
          <table:table-cell office:value-type="float" office:value="1E-159" calcext:value-type="float">
            <text:p>1.00E-15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E-120" calcext:value-type="float">
            <text:p>2.00E-1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E-119" calcext:value-type="float">
            <text:p>2.00E-119</text:p>
          </table:table-cell>
          <table:table-cell office:value-type="float" office:value="3E-148" calcext:value-type="float">
            <text:p>3.00E-148</text:p>
          </table:table-cell>
          <table:table-cell office:value-type="float" office:value="9E-125" calcext:value-type="float">
            <text:p>9.00E-125</text:p>
          </table:table-cell>
        </table:table-row>
        <table:table-row table:style-name="ro1">
          <table:table-cell office:value-type="string" calcext:value-type="string">
            <text:p>Aspergillus_flavus</text:p>
          </table:table-cell>
          <table:table-cell office:value-type="float" office:value="5E-063" calcext:value-type="float">
            <text:p>5.00E-063</text:p>
          </table:table-cell>
          <table:table-cell table:style-name="ce3" office:value-type="float" office:value="2E-152" calcext:value-type="float">
            <text:p>2.00E-152</text:p>
          </table:table-cell>
          <table:table-cell office:value-type="float" office:value="9E-153" calcext:value-type="float">
            <text:p>9.00E-153</text:p>
          </table:table-cell>
          <table:table-cell office:value-type="float" office:value="0" calcext:value-type="float">
            <text:p>0</text:p>
          </table:table-cell>
          <table:table-cell office:value-type="float" office:value="2E-055" calcext:value-type="float">
            <text:p>2.00E-055</text:p>
          </table:table-cell>
          <table:table-cell office:value-type="float" office:value="0" calcext:value-type="float">
            <text:p>0</text:p>
          </table:table-cell>
          <table:table-cell office:value-type="float" office:value="2E-119" calcext:value-type="float">
            <text:p>2.00E-119</text:p>
          </table:table-cell>
          <table:table-cell office:value-type="float" office:value="2E-021" calcext:value-type="float">
            <text:p>2.00E-021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2E-142" calcext:value-type="float">
            <text:p>2.00E-142</text:p>
          </table:table-cell>
          <table:table-cell office:value-type="float" office:value="8E-110" calcext:value-type="float">
            <text:p>8.00E-110</text:p>
          </table:table-cell>
          <table:table-cell office:value-type="float" office:value="4E-023" calcext:value-type="float">
            <text:p>4.00E-023</text:p>
          </table:table-cell>
          <table:table-cell office:value-type="float" office:value="3E-130" calcext:value-type="float">
            <text:p>3.00E-130</text:p>
          </table:table-cell>
          <table:table-cell office:value-type="float" office:value="5E-073" calcext:value-type="float">
            <text:p>5.00E-073</text:p>
          </table:table-cell>
          <table:table-cell office:value-type="float" office:value="1E-040" calcext:value-type="float">
            <text:p>1.00E-040</text:p>
          </table:table-cell>
          <table:table-cell office:value-type="float" office:value="4E-025" calcext:value-type="float">
            <text:p>4.00E-025</text:p>
          </table:table-cell>
          <table:table-cell office:value-type="float" office:value="6E-090" calcext:value-type="float">
            <text:p>6.00E-090</text:p>
          </table:table-cell>
          <table:table-cell office:value-type="float" office:value="8E-045" calcext:value-type="float">
            <text:p>8.00E-045</text:p>
          </table:table-cell>
          <table:table-cell office:value-type="float" office:value="7E-035" calcext:value-type="float">
            <text:p>7.00E-035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1E-025" calcext:value-type="float">
            <text:p>1.00E-025</text:p>
          </table:table-cell>
          <table:table-cell table:style-name="ce3" office:value-type="float" office:value="8E-021" calcext:value-type="float">
            <text:p>8.00E-021</text:p>
          </table:table-cell>
          <table:table-cell office:value-type="string" calcext:value-type="string">
            <text:p>NO</text:p>
          </table:table-cell>
          <table:table-cell office:value-type="float" office:value="1E-021" calcext:value-type="float">
            <text:p>1.00E-021</text:p>
          </table:table-cell>
          <table:table-cell office:value-type="float" office:value="5E-052" calcext:value-type="float">
            <text:p>5.00E-052</text:p>
          </table:table-cell>
          <table:table-cell office:value-type="float" office:value="8E-036" calcext:value-type="float">
            <text:p>8.00E-0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29" calcext:value-type="float">
            <text:p>2.00E-029</text:p>
          </table:table-cell>
          <table:table-cell office:value-type="float" office:value="1E-021" calcext:value-type="float">
            <text:p>1.00E-021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5E-075" calcext:value-type="float">
            <text:p>5.00E-075</text:p>
          </table:table-cell>
          <table:table-cell office:value-type="float" office:value="1E-056" calcext:value-type="float">
            <text:p>1.00E-056</text:p>
          </table:table-cell>
          <table:table-cell office:value-type="float" office:value="2E-021" calcext:value-type="float">
            <text:p>2.00E-021</text:p>
          </table:table-cell>
          <table:table-cell office:value-type="float" office:value="1E-064" calcext:value-type="float">
            <text:p>1.00E-064</text:p>
          </table:table-cell>
          <table:table-cell office:value-type="float" office:value="3E-042" calcext:value-type="float">
            <text:p>3.00E-042</text:p>
          </table:table-cell>
          <table:table-cell office:value-type="float" office:value="6E-046" calcext:value-type="float">
            <text:p>6.00E-046</text:p>
          </table:table-cell>
        </table:table-row>
        <table:table-row table:style-name="ro1">
          <table:table-cell office:value-type="string" calcext:value-type="string">
            <text:p>Aspergillus_fumigatus</text:p>
          </table:table-cell>
          <table:table-cell office:value-type="float" office:value="1E-063" calcext:value-type="float">
            <text:p>1.00E-063</text:p>
          </table:table-cell>
          <table:table-cell office:value-type="float" office:value="0" calcext:value-type="float">
            <text:p>0</text:p>
          </table:table-cell>
          <table:table-cell office:value-type="float" office:value="7E-150" calcext:value-type="float">
            <text:p>7.00E-150</text:p>
          </table:table-cell>
          <table:table-cell office:value-type="float" office:value="0" calcext:value-type="float">
            <text:p>0</text:p>
          </table:table-cell>
          <table:table-cell office:value-type="float" office:value="7E-048" calcext:value-type="float">
            <text:p>7.00E-048</text:p>
          </table:table-cell>
          <table:table-cell office:value-type="float" office:value="0" calcext:value-type="float">
            <text:p>0</text:p>
          </table:table-cell>
          <table:table-cell office:value-type="float" office:value="4E-118" calcext:value-type="float">
            <text:p>4.00E-118</text:p>
          </table:table-cell>
          <table:table-cell office:value-type="float" office:value="6E-022" calcext:value-type="float">
            <text:p>6.00E-0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E-109" calcext:value-type="float">
            <text:p>2.00E-109</text:p>
          </table:table-cell>
          <table:table-cell office:value-type="float" office:value="3E-071" calcext:value-type="float">
            <text:p>3.00E-071</text:p>
          </table:table-cell>
          <table:table-cell office:value-type="float" office:value="4E-130" calcext:value-type="float">
            <text:p>4.00E-130</text:p>
          </table:table-cell>
          <table:table-cell office:value-type="float" office:value="3E-077" calcext:value-type="float">
            <text:p>3.00E-077</text:p>
          </table:table-cell>
          <table:table-cell office:value-type="float" office:value="4E-041" calcext:value-type="float">
            <text:p>4.00E-041</text:p>
          </table:table-cell>
          <table:table-cell office:value-type="float" office:value="3E-021" calcext:value-type="float">
            <text:p>3.00E-021</text:p>
          </table:table-cell>
          <table:table-cell office:value-type="float" office:value="2E-162" calcext:value-type="float">
            <text:p>2.00E-162</text:p>
          </table:table-cell>
          <table:table-cell office:value-type="float" office:value="2E-060" calcext:value-type="float">
            <text:p>2.00E-060</text:p>
          </table:table-cell>
          <table:table-cell office:value-type="float" office:value="4E-038" calcext:value-type="float">
            <text:p>4.00E-038</text:p>
          </table:table-cell>
          <table:table-cell office:value-type="float" office:value="1E-135" calcext:value-type="float">
            <text:p>1.00E-135</text:p>
          </table:table-cell>
          <table:table-cell table:style-name="ce3" office:value-type="float" office:value="2E-029" calcext:value-type="float">
            <text:p>2.00E-0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21" calcext:value-type="float">
            <text:p>1.00E-021</text:p>
          </table:table-cell>
          <table:table-cell office:value-type="float" office:value="2E-097" calcext:value-type="float">
            <text:p>2.00E-097</text:p>
          </table:table-cell>
          <table:table-cell office:value-type="float" office:value="9E-038" calcext:value-type="float">
            <text:p>9.00E-0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82" calcext:value-type="float">
            <text:p>2.00E-082</text:p>
          </table:table-cell>
          <table:table-cell office:value-type="float" office:value="1E-178" calcext:value-type="float">
            <text:p>1.00E-178</text:p>
          </table:table-cell>
          <table:table-cell office:value-type="float" office:value="2E-025" calcext:value-type="float">
            <text:p>2.00E-025</text:p>
          </table:table-cell>
          <table:table-cell office:value-type="float" office:value="0" calcext:value-type="float">
            <text:p>0</text:p>
          </table:table-cell>
          <table:table-cell office:value-type="float" office:value="1E-079" calcext:value-type="float">
            <text:p>1.00E-079</text:p>
          </table:table-cell>
          <table:table-cell office:value-type="float" office:value="7E-058" calcext:value-type="float">
            <text:p>7.00E-058</text:p>
          </table:table-cell>
          <table:table-cell office:value-type="float" office:value="1E-021" calcext:value-type="float">
            <text:p>1.00E-021</text:p>
          </table:table-cell>
          <table:table-cell office:value-type="float" office:value="7E-063" calcext:value-type="float">
            <text:p>7.00E-063</text:p>
          </table:table-cell>
          <table:table-cell office:value-type="float" office:value="1E-031" calcext:value-type="float">
            <text:p>1.00E-031</text:p>
          </table:table-cell>
          <table:table-cell office:value-type="float" office:value="2E-046" calcext:value-type="float">
            <text:p>2.00E-046</text:p>
          </table:table-cell>
        </table:table-row>
        <table:table-row table:style-name="ro1">
          <table:table-cell office:value-type="string" calcext:value-type="string">
            <text:p>Aspergillus_nidulans</text:p>
          </table:table-cell>
          <table:table-cell office:value-type="float" office:value="1E-064" calcext:value-type="float">
            <text:p>1.00E-064</text:p>
          </table:table-cell>
          <table:table-cell office:value-type="float" office:value="0" calcext:value-type="float">
            <text:p>0</text:p>
          </table:table-cell>
          <table:table-cell office:value-type="float" office:value="1E-128" calcext:value-type="float">
            <text:p>1.00E-128</text:p>
          </table:table-cell>
          <table:table-cell office:value-type="float" office:value="0" calcext:value-type="float">
            <text:p>0</text:p>
          </table:table-cell>
          <table:table-cell office:value-type="float" office:value="5E-053" calcext:value-type="float">
            <text:p>5.00E-053</text:p>
          </table:table-cell>
          <table:table-cell office:value-type="float" office:value="0" calcext:value-type="float">
            <text:p>0</text:p>
          </table:table-cell>
          <table:table-cell office:value-type="float" office:value="3E-108" calcext:value-type="float">
            <text:p>3.00E-108</text:p>
          </table:table-cell>
          <table:table-cell office:value-type="float" office:value="8E-022" calcext:value-type="float">
            <text:p>8.00E-0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E-117" calcext:value-type="float">
            <text:p>3.00E-117</text:p>
          </table:table-cell>
          <table:table-cell office:value-type="float" office:value="3E-070" calcext:value-type="float">
            <text:p>3.00E-070</text:p>
          </table:table-cell>
          <table:table-cell office:value-type="float" office:value="1E-140" calcext:value-type="float">
            <text:p>1.00E-140</text:p>
          </table:table-cell>
          <table:table-cell office:value-type="float" office:value="2E-077" calcext:value-type="float">
            <text:p>2.00E-077</text:p>
          </table:table-cell>
          <table:table-cell office:value-type="float" office:value="3E-041" calcext:value-type="float">
            <text:p>3.00E-041</text:p>
          </table:table-cell>
          <table:table-cell office:value-type="float" office:value="6E-026" calcext:value-type="float">
            <text:p>6.00E-026</text:p>
          </table:table-cell>
          <table:table-cell office:value-type="float" office:value="3E-170" calcext:value-type="float">
            <text:p>3.00E-170</text:p>
          </table:table-cell>
          <table:table-cell office:value-type="float" office:value="1E-054" calcext:value-type="float">
            <text:p>1.00E-054</text:p>
          </table:table-cell>
          <table:table-cell office:value-type="float" office:value="2E-036" calcext:value-type="float">
            <text:p>2.00E-036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9E-027" calcext:value-type="float">
            <text:p>9.00E-027</text:p>
          </table:table-cell>
          <table:table-cell table:style-name="ce3" office:value-type="float" office:value="3E-021" calcext:value-type="float">
            <text:p>3.00E-021</text:p>
          </table:table-cell>
          <table:table-cell office:value-type="string" calcext:value-type="string">
            <text:p>NO</text:p>
          </table:table-cell>
          <table:table-cell office:value-type="float" office:value="2E-021" calcext:value-type="float">
            <text:p>2.00E-021</text:p>
          </table:table-cell>
          <table:table-cell office:value-type="float" office:value="1E-085" calcext:value-type="float">
            <text:p>1.00E-085</text:p>
          </table:table-cell>
          <table:table-cell office:value-type="float" office:value="2E-035" calcext:value-type="float">
            <text:p>2.00E-03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E-084" calcext:value-type="float">
            <text:p>8.00E-0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E-024" calcext:value-type="float">
            <text:p>1.00E-024</text:p>
          </table:table-cell>
          <table:table-cell office:value-type="float" office:value="0" calcext:value-type="float">
            <text:p>0</text:p>
          </table:table-cell>
          <table:table-cell office:value-type="float" office:value="8E-073" calcext:value-type="float">
            <text:p>8.00E-073</text:p>
          </table:table-cell>
          <table:table-cell office:value-type="float" office:value="2E-061" calcext:value-type="float">
            <text:p>2.00E-061</text:p>
          </table:table-cell>
          <table:table-cell office:value-type="float" office:value="1E-022" calcext:value-type="float">
            <text:p>1.00E-022</text:p>
          </table:table-cell>
          <table:table-cell office:value-type="float" office:value="2E-067" calcext:value-type="float">
            <text:p>2.00E-067</text:p>
          </table:table-cell>
          <table:table-cell office:value-type="float" office:value="1E-033" calcext:value-type="float">
            <text:p>1.00E-033</text:p>
          </table:table-cell>
          <table:table-cell office:value-type="float" office:value="9E-046" calcext:value-type="float">
            <text:p>9.00E-046</text:p>
          </table:table-cell>
        </table:table-row>
        <table:table-row table:style-name="ro1">
          <table:table-cell office:value-type="string" calcext:value-type="string">
            <text:p>Aspergillus_niger</text:p>
          </table:table-cell>
          <table:table-cell office:value-type="float" office:value="1E-060" calcext:value-type="float">
            <text:p>1.00E-060</text:p>
          </table:table-cell>
          <table:table-cell office:value-type="float" office:value="0" calcext:value-type="float">
            <text:p>0</text:p>
          </table:table-cell>
          <table:table-cell office:value-type="float" office:value="3E-151" calcext:value-type="float">
            <text:p>3.00E-151</text:p>
          </table:table-cell>
          <table:table-cell office:value-type="float" office:value="0" calcext:value-type="float">
            <text:p>0</text:p>
          </table:table-cell>
          <table:table-cell office:value-type="float" office:value="2E-051" calcext:value-type="float">
            <text:p>2.00E-051</text:p>
          </table:table-cell>
          <table:table-cell office:value-type="float" office:value="0" calcext:value-type="float">
            <text:p>0</text:p>
          </table:table-cell>
          <table:table-cell office:value-type="float" office:value="1E-114" calcext:value-type="float">
            <text:p>1.00E-114</text:p>
          </table:table-cell>
          <table:table-cell office:value-type="float" office:value="1E-137" calcext:value-type="float">
            <text:p>1.00E-137</text:p>
          </table:table-cell>
          <table:table-cell office:value-type="float" office:value="1E-116" calcext:value-type="float">
            <text:p>1.00E-116</text:p>
          </table:table-cell>
          <table:table-cell office:value-type="float" office:value="0" calcext:value-type="float">
            <text:p>0</text:p>
          </table:table-cell>
          <table:table-cell office:value-type="float" office:value="3E-106" calcext:value-type="float">
            <text:p>3.00E-106</text:p>
          </table:table-cell>
          <table:table-cell office:value-type="float" office:value="1E-073" calcext:value-type="float">
            <text:p>1.00E-073</text:p>
          </table:table-cell>
          <table:table-cell office:value-type="float" office:value="2E-133" calcext:value-type="float">
            <text:p>2.00E-133</text:p>
          </table:table-cell>
          <table:table-cell office:value-type="float" office:value="2E-082" calcext:value-type="float">
            <text:p>2.00E-082</text:p>
          </table:table-cell>
          <table:table-cell office:value-type="float" office:value="5E-043" calcext:value-type="float">
            <text:p>5.00E-043</text:p>
          </table:table-cell>
          <table:table-cell office:value-type="float" office:value="4E-026" calcext:value-type="float">
            <text:p>4.00E-026</text:p>
          </table:table-cell>
          <table:table-cell office:value-type="float" office:value="6E-163" calcext:value-type="float">
            <text:p>6.00E-163</text:p>
          </table:table-cell>
          <table:table-cell office:value-type="float" office:value="2E-064" calcext:value-type="float">
            <text:p>2.00E-064</text:p>
          </table:table-cell>
          <table:table-cell office:value-type="float" office:value="1E-136" calcext:value-type="float">
            <text:p>1.00E-136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5E-025" calcext:value-type="float">
            <text:p>5.00E-025</text:p>
          </table:table-cell>
          <table:table-cell table:style-name="ce3" office:value-type="float" office:value="9E-024" calcext:value-type="float">
            <text:p>9.00E-024</text:p>
          </table:table-cell>
          <table:table-cell office:value-type="string" calcext:value-type="string">
            <text:p>NO</text:p>
          </table:table-cell>
          <table:table-cell office:value-type="float" office:value="1E-021" calcext:value-type="float">
            <text:p>1.00E-021</text:p>
          </table:table-cell>
          <table:table-cell office:value-type="float" office:value="3E-085" calcext:value-type="float">
            <text:p>3.00E-085</text:p>
          </table:table-cell>
          <table:table-cell office:value-type="float" office:value="1E-128" calcext:value-type="float">
            <text:p>1.00E-1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E-078" calcext:value-type="float">
            <text:p>3.00E-078</text:p>
          </table:table-cell>
          <table:table-cell office:value-type="float" office:value="1E-093" calcext:value-type="float">
            <text:p>1.00E-093</text:p>
          </table:table-cell>
          <table:table-cell office:value-type="float" office:value="6E-028" calcext:value-type="float">
            <text:p>6.00E-028</text:p>
          </table:table-cell>
          <table:table-cell office:value-type="float" office:value="0" calcext:value-type="float">
            <text:p>0</text:p>
          </table:table-cell>
          <table:table-cell office:value-type="float" office:value="3E-073" calcext:value-type="float">
            <text:p>3.00E-073</text:p>
          </table:table-cell>
          <table:table-cell office:value-type="float" office:value="6E-061" calcext:value-type="float">
            <text:p>6.00E-061</text:p>
          </table:table-cell>
          <table:table-cell office:value-type="float" office:value="2E-081" calcext:value-type="float">
            <text:p>2.00E-081</text:p>
          </table:table-cell>
          <table:table-cell office:value-type="float" office:value="8E-064" calcext:value-type="float">
            <text:p>8.00E-064</text:p>
          </table:table-cell>
          <table:table-cell office:value-type="float" office:value="9E-050" calcext:value-type="float">
            <text:p>9.00E-050</text:p>
          </table:table-cell>
          <table:table-cell office:value-type="float" office:value="5E-048" calcext:value-type="float">
            <text:p>5.00E-048</text:p>
          </table:table-cell>
        </table:table-row>
        <table:table-row table:style-name="ro1">
          <table:table-cell office:value-type="string" calcext:value-type="string">
            <text:p>Aspergillus_terreus</text:p>
          </table:table-cell>
          <table:table-cell office:value-type="float" office:value="2E-066" calcext:value-type="float">
            <text:p>2.00E-066</text:p>
          </table:table-cell>
          <table:table-cell office:value-type="float" office:value="0" calcext:value-type="float">
            <text:p>0</text:p>
          </table:table-cell>
          <table:table-cell office:value-type="float" office:value="1E-094" calcext:value-type="float">
            <text:p>1.00E-094</text:p>
          </table:table-cell>
          <table:table-cell office:value-type="float" office:value="0" calcext:value-type="float">
            <text:p>0</text:p>
          </table:table-cell>
          <table:table-cell office:value-type="float" office:value="9E-059" calcext:value-type="float">
            <text:p>9.00E-059</text:p>
          </table:table-cell>
          <table:table-cell office:value-type="float" office:value="0" calcext:value-type="float">
            <text:p>0</text:p>
          </table:table-cell>
          <table:table-cell office:value-type="float" office:value="1E-088" calcext:value-type="float">
            <text:p>1.00E-088</text:p>
          </table:table-cell>
          <table:table-cell office:value-type="float" office:value="1E-020" calcext:value-type="float">
            <text:p>1.00E-0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E-101" calcext:value-type="float">
            <text:p>2.00E-101</text:p>
          </table:table-cell>
          <table:table-cell office:value-type="float" office:value="2E-047" calcext:value-type="float">
            <text:p>2.00E-047</text:p>
          </table:table-cell>
          <table:table-cell office:value-type="float" office:value="1E-142" calcext:value-type="float">
            <text:p>1.00E-142</text:p>
          </table:table-cell>
          <table:table-cell office:value-type="float" office:value="1E-081" calcext:value-type="float">
            <text:p>1.00E-081</text:p>
          </table:table-cell>
          <table:table-cell office:value-type="float" office:value="3E-042" calcext:value-type="float">
            <text:p>3.00E-042</text:p>
          </table:table-cell>
          <table:table-cell office:value-type="float" office:value="1E-024" calcext:value-type="float">
            <text:p>1.00E-024</text:p>
          </table:table-cell>
          <table:table-cell office:value-type="float" office:value="2E-175" calcext:value-type="float">
            <text:p>2.00E-175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1E-027" calcext:value-type="float">
            <text:p>1.00E-027</text:p>
          </table:table-cell>
          <table:table-cell office:value-type="float" office:value="8E-050" calcext:value-type="float">
            <text:p>8.00E-050</text:p>
          </table:table-cell>
          <table:table-cell table:style-name="ce3" office:value-type="float" office:value="6E-022" calcext:value-type="float">
            <text:p>6.00E-022</text:p>
          </table:table-cell>
          <table:table-cell table:style-name="ce3" office:value-type="float" office:value="5E-021" calcext:value-type="float">
            <text:p>5.00E-021</text:p>
          </table:table-cell>
          <table:table-cell office:value-type="string" calcext:value-type="string">
            <text:p>NO</text:p>
          </table:table-cell>
          <table:table-cell office:value-type="float" office:value="1E-021" calcext:value-type="float">
            <text:p>1.00E-021</text:p>
          </table:table-cell>
          <table:table-cell office:value-type="float" office:value="1E-029" calcext:value-type="float">
            <text:p>1.00E-029</text:p>
          </table:table-cell>
          <table:table-cell office:value-type="float" office:value="6E-029" calcext:value-type="float">
            <text:p>6.00E-0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83" calcext:value-type="float">
            <text:p>2.00E-083</text:p>
          </table:table-cell>
          <table:table-cell office:value-type="float" office:value="2E-178" calcext:value-type="float">
            <text:p>2.00E-178</text:p>
          </table:table-cell>
          <table:table-cell office:value-type="float" office:value="8E-026" calcext:value-type="float">
            <text:p>8.00E-026</text:p>
          </table:table-cell>
          <table:table-cell office:value-type="float" office:value="0" calcext:value-type="float">
            <text:p>0</text:p>
          </table:table-cell>
          <table:table-cell office:value-type="float" office:value="3E-073" calcext:value-type="float">
            <text:p>3.00E-073</text:p>
          </table:table-cell>
          <table:table-cell office:value-type="float" office:value="4E-046" calcext:value-type="float">
            <text:p>4.00E-046</text:p>
          </table:table-cell>
          <table:table-cell office:value-type="float" office:value="2E-023" calcext:value-type="float">
            <text:p>2.00E-023</text:p>
          </table:table-cell>
          <table:table-cell office:value-type="float" office:value="1E-057" calcext:value-type="float">
            <text:p>1.00E-057</text:p>
          </table:table-cell>
          <table:table-cell office:value-type="float" office:value="7E-042" calcext:value-type="float">
            <text:p>7.00E-042</text:p>
          </table:table-cell>
          <table:table-cell office:value-type="float" office:value="8E-046" calcext:value-type="float">
            <text:p>8.00E-046</text:p>
          </table:table-cell>
        </table:table-row>
        <table:table-row table:style-name="ro1">
          <table:table-cell office:value-type="string" calcext:value-type="string">
            <text:p>Blumeria_graminis</text:p>
          </table:table-cell>
          <table:table-cell office:value-type="float" office:value="2E-069" calcext:value-type="float">
            <text:p>2.00E-069</text:p>
          </table:table-cell>
          <table:table-cell office:value-type="float" office:value="0" calcext:value-type="float">
            <text:p>0</text:p>
          </table:table-cell>
          <table:table-cell office:value-type="float" office:value="2E-060" calcext:value-type="float">
            <text:p>2.00E-060</text:p>
          </table:table-cell>
          <table:table-cell office:value-type="float" office:value="0" calcext:value-type="float">
            <text:p>0</text:p>
          </table:table-cell>
          <table:table-cell office:value-type="float" office:value="1E-068" calcext:value-type="float">
            <text:p>1.00E-068</text:p>
          </table:table-cell>
          <table:table-cell office:value-type="float" office:value="0" calcext:value-type="float">
            <text:p>0</text:p>
          </table:table-cell>
          <table:table-cell office:value-type="float" office:value="5E-139" calcext:value-type="float">
            <text:p>5.00E-1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E-125" calcext:value-type="float">
            <text:p>3.00E-125</text:p>
          </table:table-cell>
          <table:table-cell office:value-type="float" office:value="3E-066" calcext:value-type="float">
            <text:p>3.00E-066</text:p>
          </table:table-cell>
          <table:table-cell office:value-type="float" office:value="9E-074" calcext:value-type="float">
            <text:p>9.00E-074</text:p>
          </table:table-cell>
          <table:table-cell office:value-type="float" office:value="1E-112" calcext:value-type="float">
            <text:p>1.00E-112</text:p>
          </table:table-cell>
          <table:table-cell office:value-type="float" office:value="5E-033" calcext:value-type="float">
            <text:p>5.00E-033</text:p>
          </table:table-cell>
          <table:table-cell office:value-type="float" office:value="1E-028" calcext:value-type="float">
            <text:p>1.00E-02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E-100" calcext:value-type="float">
            <text:p>4.00E-100</text:p>
          </table:table-cell>
          <table:table-cell office:value-type="float" office:value="3E-050" calcext:value-type="float">
            <text:p>3.00E-050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4E-061" calcext:value-type="float">
            <text:p>4.00E-061</text:p>
          </table:table-cell>
          <table:table-cell table:style-name="ce3" office:value-type="float" office:value="1E-021" calcext:value-type="float">
            <text:p>1.00E-021</text:p>
          </table:table-cell>
          <table:table-cell office:value-type="string" calcext:value-type="string">
            <text:p>NO</text:p>
          </table:table-cell>
          <table:table-cell office:value-type="float" office:value="5E-023" calcext:value-type="float">
            <text:p>5.00E-023</text:p>
          </table:table-cell>
          <table:table-cell office:value-type="float" office:value="3E-095" calcext:value-type="float">
            <text:p>3.00E-095</text:p>
          </table:table-cell>
          <table:table-cell office:value-type="float" office:value="3E-050" calcext:value-type="float">
            <text:p>3.00E-050</text:p>
          </table:table-cell>
          <table:table-cell table:style-name="ce3" office:value-type="float" office:value="2E-026" calcext:value-type="float">
            <text:p>2.00E-026</text:p>
          </table:table-cell>
          <table:table-cell office:value-type="string" calcext:value-type="string">
            <text:p>NO</text:p>
          </table:table-cell>
          <table:table-cell office:value-type="float" office:value="1E-077" calcext:value-type="float">
            <text:p>1.00E-077</text:p>
          </table:table-cell>
          <table:table-cell office:value-type="float" office:value="6E-162" calcext:value-type="float">
            <text:p>6.00E-162</text:p>
          </table:table-cell>
          <table:table-cell office:value-type="float" office:value="2E-040" calcext:value-type="float">
            <text:p>2.00E-040</text:p>
          </table:table-cell>
          <table:table-cell office:value-type="float" office:value="0" calcext:value-type="float">
            <text:p>0</text:p>
          </table:table-cell>
          <table:table-cell office:value-type="float" office:value="2E-061" calcext:value-type="float">
            <text:p>2.00E-061</text:p>
          </table:table-cell>
          <table:table-cell office:value-type="float" office:value="9E-056" calcext:value-type="float">
            <text:p>9.00E-056</text:p>
          </table:table-cell>
          <table:table-cell office:value-type="float" office:value="1E-107" calcext:value-type="float">
            <text:p>1.00E-107</text:p>
          </table:table-cell>
          <table:table-cell office:value-type="float" office:value="3E-057" calcext:value-type="float">
            <text:p>3.00E-057</text:p>
          </table:table-cell>
          <table:table-cell office:value-type="float" office:value="5E-049" calcext:value-type="float">
            <text:p>5.00E-049</text:p>
          </table:table-cell>
          <table:table-cell office:value-type="float" office:value="4E-051" calcext:value-type="float">
            <text:p>4.00E-051</text:p>
          </table:table-cell>
        </table:table-row>
        <table:table-row table:style-name="ro1">
          <table:table-cell office:value-type="string" calcext:value-type="string">
            <text:p>Botryotinia_fuckeliana</text:p>
          </table:table-cell>
          <table:table-cell office:value-type="float" office:value="3E-070" calcext:value-type="float">
            <text:p>3.00E-070</text:p>
          </table:table-cell>
          <table:table-cell office:value-type="float" office:value="0" calcext:value-type="float">
            <text:p>0</text:p>
          </table:table-cell>
          <table:table-cell office:value-type="float" office:value="7E-162" calcext:value-type="float">
            <text:p>7.00E-162</text:p>
          </table:table-cell>
          <table:table-cell office:value-type="float" office:value="0" calcext:value-type="float">
            <text:p>0</text:p>
          </table:table-cell>
          <table:table-cell office:value-type="float" office:value="2E-061" calcext:value-type="float">
            <text:p>2.00E-061</text:p>
          </table:table-cell>
          <table:table-cell office:value-type="float" office:value="0" calcext:value-type="float">
            <text:p>0</text:p>
          </table:table-cell>
          <table:table-cell office:value-type="float" office:value="3E-140" calcext:value-type="float">
            <text:p>3.00E-14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E-108" calcext:value-type="float">
            <text:p>1.00E-108</text:p>
          </table:table-cell>
          <table:table-cell office:value-type="float" office:value="4E-075" calcext:value-type="float">
            <text:p>4.00E-075</text:p>
          </table:table-cell>
          <table:table-cell office:value-type="float" office:value="1E-163" calcext:value-type="float">
            <text:p>1.00E-163</text:p>
          </table:table-cell>
          <table:table-cell office:value-type="float" office:value="2E-117" calcext:value-type="float">
            <text:p>2.00E-117</text:p>
          </table:table-cell>
          <table:table-cell office:value-type="float" office:value="6E-041" calcext:value-type="float">
            <text:p>6.00E-041</text:p>
          </table:table-cell>
          <table:table-cell office:value-type="float" office:value="6E-028" calcext:value-type="float">
            <text:p>6.00E-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6E-027" calcext:value-type="float">
            <text:p>6.00E-027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2E-045" calcext:value-type="float">
            <text:p>2.00E-0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23" calcext:value-type="float">
            <text:p>6.00E-023</text:p>
          </table:table-cell>
          <table:table-cell office:value-type="float" office:value="1E-090" calcext:value-type="float">
            <text:p>1.00E-090</text:p>
          </table:table-cell>
          <table:table-cell office:value-type="float" office:value="3E-028" calcext:value-type="float">
            <text:p>3.00E-0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85" calcext:value-type="float">
            <text:p>4.00E-085</text:p>
          </table:table-cell>
          <table:table-cell office:value-type="float" office:value="2E-178" calcext:value-type="float">
            <text:p>2.00E-178</text:p>
          </table:table-cell>
          <table:table-cell office:value-type="float" office:value="2E-026" calcext:value-type="float">
            <text:p>2.00E-026</text:p>
          </table:table-cell>
          <table:table-cell office:value-type="float" office:value="0" calcext:value-type="float">
            <text:p>0</text:p>
          </table:table-cell>
          <table:table-cell office:value-type="float" office:value="2E-045" calcext:value-type="float">
            <text:p>2.00E-045</text:p>
          </table:table-cell>
          <table:table-cell office:value-type="float" office:value="1E-061" calcext:value-type="float">
            <text:p>1.00E-061</text:p>
          </table:table-cell>
          <table:table-cell office:value-type="float" office:value="2E-110" calcext:value-type="float">
            <text:p>2.00E-110</text:p>
          </table:table-cell>
          <table:table-cell office:value-type="float" office:value="2E-056" calcext:value-type="float">
            <text:p>2.00E-056</text:p>
          </table:table-cell>
          <table:table-cell office:value-type="float" office:value="2E-054" calcext:value-type="float">
            <text:p>2.00E-054</text:p>
          </table:table-cell>
          <table:table-cell office:value-type="float" office:value="1E-047" calcext:value-type="float">
            <text:p>1.00E-047</text:p>
          </table:table-cell>
        </table:table-row>
        <table:table-row table:style-name="ro1">
          <table:table-cell office:value-type="string" calcext:value-type="string">
            <text:p>Gaeumannomyces_graminis</text:p>
          </table:table-cell>
          <table:table-cell office:value-type="float" office:value="2E-119" calcext:value-type="float">
            <text:p>2.00E-11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E-084" calcext:value-type="float">
            <text:p>3.00E-084</text:p>
          </table:table-cell>
          <table:table-cell office:value-type="float" office:value="0" calcext:value-type="float">
            <text:p>0</text:p>
          </table:table-cell>
          <table:table-cell office:value-type="float" office:value="3E-154" calcext:value-type="float">
            <text:p>3.00E-1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E-154" calcext:value-type="float">
            <text:p>3.00E-154</text:p>
          </table:table-cell>
          <table:table-cell office:value-type="float" office:value="3E-090" calcext:value-type="float">
            <text:p>3.00E-090</text:p>
          </table:table-cell>
          <table:table-cell office:value-type="float" office:value="2E-134" calcext:value-type="float">
            <text:p>2.00E-1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E-043" calcext:value-type="float">
            <text:p>1.00E-043</text:p>
          </table:table-cell>
          <table:table-cell office:value-type="float" office:value="1E-022" calcext:value-type="float">
            <text:p>1.00E-0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E-052" calcext:value-type="float">
            <text:p>1.00E-052</text:p>
          </table:table-cell>
          <table:table-cell office:value-type="float" office:value="5E-039" calcext:value-type="float">
            <text:p>5.00E-039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4E-074" calcext:value-type="float">
            <text:p>4.00E-07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22" calcext:value-type="float">
            <text:p>4.00E-022</text:p>
          </table:table-cell>
          <table:table-cell office:value-type="float" office:value="1E-069" calcext:value-type="float">
            <text:p>1.00E-069</text:p>
          </table:table-cell>
          <table:table-cell office:value-type="float" office:value="3E-037" calcext:value-type="float">
            <text:p>3.00E-037</text:p>
          </table:table-cell>
          <table:table-cell table:style-name="ce3" office:value-type="float" office:value="4E-021" calcext:value-type="float">
            <text:p>4.00E-021</text:p>
          </table:table-cell>
          <table:table-cell office:value-type="string" calcext:value-type="string">
            <text:p>NO</text:p>
          </table:table-cell>
          <table:table-cell office:value-type="float" office:value="6E-085" calcext:value-type="float">
            <text:p>6.00E-085</text:p>
          </table:table-cell>
          <table:table-cell office:value-type="float" office:value="2E-152" calcext:value-type="float">
            <text:p>2.00E-152</text:p>
          </table:table-cell>
          <table:table-cell office:value-type="float" office:value="3E-027" calcext:value-type="float">
            <text:p>3.00E-027</text:p>
          </table:table-cell>
          <table:table-cell office:value-type="float" office:value="0" calcext:value-type="float">
            <text:p>0</text:p>
          </table:table-cell>
          <table:table-cell office:value-type="float" office:value="2E-060" calcext:value-type="float">
            <text:p>2.00E-060</text:p>
          </table:table-cell>
          <table:table-cell office:value-type="float" office:value="6E-060" calcext:value-type="float">
            <text:p>6.00E-060</text:p>
          </table:table-cell>
          <table:table-cell office:value-type="float" office:value="1E-029" calcext:value-type="float">
            <text:p>1.00E-029</text:p>
          </table:table-cell>
          <table:table-cell office:value-type="float" office:value="4E-061" calcext:value-type="float">
            <text:p>4.00E-061</text:p>
          </table:table-cell>
          <table:table-cell office:value-type="float" office:value="2E-035" calcext:value-type="float">
            <text:p>2.00E-035</text:p>
          </table:table-cell>
          <table:table-cell office:value-type="float" office:value="1E-049" calcext:value-type="float">
            <text:p>1.00E-049</text:p>
          </table:table-cell>
        </table:table-row>
        <table:table-row table:style-name="ro1">
          <table:table-cell office:value-type="string" calcext:value-type="string">
            <text:p>Gibberella_moniliformis</text:p>
          </table:table-cell>
          <table:table-cell office:value-type="float" office:value="2E-091" calcext:value-type="float">
            <text:p>2.00E-091</text:p>
          </table:table-cell>
          <table:table-cell office:value-type="float" office:value="0" calcext:value-type="float">
            <text:p>0</text:p>
          </table:table-cell>
          <table:table-cell office:value-type="float" office:value="2E-175" calcext:value-type="float">
            <text:p>2.00E-175</text:p>
          </table:table-cell>
          <table:table-cell table:style-name="ce3" office:value-type="float" office:value="2E-040" calcext:value-type="float">
            <text:p>2.00E-040</text:p>
          </table:table-cell>
          <table:table-cell office:value-type="float" office:value="4E-055" calcext:value-type="float">
            <text:p>4.00E-055</text:p>
          </table:table-cell>
          <table:table-cell office:value-type="float" office:value="0" calcext:value-type="float">
            <text:p>0</text:p>
          </table:table-cell>
          <table:table-cell office:value-type="float" office:value="3E-144" calcext:value-type="float">
            <text:p>3.00E-14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E-125" calcext:value-type="float">
            <text:p>3.00E-125</text:p>
          </table:table-cell>
          <table:table-cell office:value-type="float" office:value="6E-073" calcext:value-type="float">
            <text:p>6.00E-073</text:p>
          </table:table-cell>
          <table:table-cell office:value-type="float" office:value="5E-118" calcext:value-type="float">
            <text:p>5.00E-118</text:p>
          </table:table-cell>
          <table:table-cell office:value-type="float" office:value="2E-155" calcext:value-type="float">
            <text:p>2.00E-155</text:p>
          </table:table-cell>
          <table:table-cell office:value-type="float" office:value="8E-021" calcext:value-type="float">
            <text:p>8.00E-021</text:p>
          </table:table-cell>
          <table:table-cell office:value-type="float" office:value="9E-026" calcext:value-type="float">
            <text:p>9.00E-026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4E-103" calcext:value-type="float">
            <text:p>4.00E-103</text:p>
          </table:table-cell>
          <table:table-cell office:value-type="float" office:value="5E-022" calcext:value-type="float">
            <text:p>5.00E-022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7E-043" calcext:value-type="float">
            <text:p>7.00E-04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E-024" calcext:value-type="float">
            <text:p>5.00E-024</text:p>
          </table:table-cell>
          <table:table-cell office:value-type="float" office:value="1E-087" calcext:value-type="float">
            <text:p>1.00E-087</text:p>
          </table:table-cell>
          <table:table-cell office:value-type="float" office:value="1E-021" calcext:value-type="float">
            <text:p>1.00E-021</text:p>
          </table:table-cell>
          <table:table-cell table:style-name="ce3" office:value-type="float" office:value="7E-026" calcext:value-type="float">
            <text:p>7.00E-026</text:p>
          </table:table-cell>
          <table:table-cell office:value-type="string" calcext:value-type="string">
            <text:p>NO</text:p>
          </table:table-cell>
          <table:table-cell office:value-type="float" office:value="2E-086" calcext:value-type="float">
            <text:p>2.00E-086</text:p>
          </table:table-cell>
          <table:table-cell office:value-type="float" office:value="4E-162" calcext:value-type="float">
            <text:p>4.00E-162</text:p>
          </table:table-cell>
          <table:table-cell office:value-type="float" office:value="1E-025" calcext:value-type="float">
            <text:p>1.00E-025</text:p>
          </table:table-cell>
          <table:table-cell table:style-name="ce3" office:value-type="float" office:value="1E-025" calcext:value-type="float">
            <text:p>1.00E-025</text:p>
          </table:table-cell>
          <table:table-cell office:value-type="float" office:value="1E-057" calcext:value-type="float">
            <text:p>1.00E-057</text:p>
          </table:table-cell>
          <table:table-cell office:value-type="float" office:value="2E-060" calcext:value-type="float">
            <text:p>2.00E-060</text:p>
          </table:table-cell>
          <table:table-cell office:value-type="float" office:value="9E-107" calcext:value-type="float">
            <text:p>9.00E-107</text:p>
          </table:table-cell>
          <table:table-cell office:value-type="float" office:value="9E-067" calcext:value-type="float">
            <text:p>9.00E-067</text:p>
          </table:table-cell>
          <table:table-cell office:value-type="float" office:value="3E-055" calcext:value-type="float">
            <text:p>3.00E-055</text:p>
          </table:table-cell>
          <table:table-cell office:value-type="float" office:value="2E-056" calcext:value-type="float">
            <text:p>2.00E-056</text:p>
          </table:table-cell>
        </table:table-row>
        <table:table-row table:style-name="ro1">
          <table:table-cell office:value-type="string" calcext:value-type="string">
            <text:p>Gibberella_zeae</text:p>
          </table:table-cell>
          <table:table-cell office:value-type="float" office:value="6E-094" calcext:value-type="float">
            <text:p>6.00E-094</text:p>
          </table:table-cell>
          <table:table-cell office:value-type="float" office:value="0" calcext:value-type="float">
            <text:p>0</text:p>
          </table:table-cell>
          <table:table-cell office:value-type="float" office:value="2E-173" calcext:value-type="float">
            <text:p>2.00E-173</text:p>
          </table:table-cell>
          <table:table-cell office:value-type="float" office:value="0" calcext:value-type="float">
            <text:p>0</text:p>
          </table:table-cell>
          <table:table-cell office:value-type="float" office:value="3E-061" calcext:value-type="float">
            <text:p>3.00E-061</text:p>
          </table:table-cell>
          <table:table-cell office:value-type="float" office:value="0" calcext:value-type="float">
            <text:p>0</text:p>
          </table:table-cell>
          <table:table-cell office:value-type="float" office:value="7E-146" calcext:value-type="float">
            <text:p>7.00E-14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E-122" calcext:value-type="float">
            <text:p>2.00E-122</text:p>
          </table:table-cell>
          <table:table-cell office:value-type="float" office:value="4E-071" calcext:value-type="float">
            <text:p>4.00E-071</text:p>
          </table:table-cell>
          <table:table-cell office:value-type="float" office:value="2E-155" calcext:value-type="float">
            <text:p>2.00E-155</text:p>
          </table:table-cell>
          <table:table-cell office:value-type="float" office:value="8E-156" calcext:value-type="float">
            <text:p>8.00E-156</text:p>
          </table:table-cell>
          <table:table-cell office:value-type="float" office:value="1E-041" calcext:value-type="float">
            <text:p>1.00E-041</text:p>
          </table:table-cell>
          <table:table-cell office:value-type="float" office:value="9E-024" calcext:value-type="float">
            <text:p>9.00E-024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4E-108" calcext:value-type="float">
            <text:p>4.00E-108</text:p>
          </table:table-cell>
          <table:table-cell office:value-type="float" office:value="8E-041" calcext:value-type="float">
            <text:p>8.00E-041</text:p>
          </table:table-cell>
          <table:table-cell office:value-type="float" office:value="1E-025" calcext:value-type="float">
            <text:p>1.00E-025</text:p>
          </table:table-cell>
          <table:table-cell table:style-name="ce3" office:value-type="float" office:value="4E-046" calcext:value-type="float">
            <text:p>4.00E-04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23" calcext:value-type="float">
            <text:p>1.00E-023</text:p>
          </table:table-cell>
          <table:table-cell office:value-type="float" office:value="1E-090" calcext:value-type="float">
            <text:p>1.00E-090</text:p>
          </table:table-cell>
          <table:table-cell office:value-type="float" office:value="2E-038" calcext:value-type="float">
            <text:p>2.00E-038</text:p>
          </table:table-cell>
          <table:table-cell table:style-name="ce3" office:value-type="float" office:value="9E-027" calcext:value-type="float">
            <text:p>9.00E-027</text:p>
          </table:table-cell>
          <table:table-cell office:value-type="string" calcext:value-type="string">
            <text:p>NO</text:p>
          </table:table-cell>
          <table:table-cell office:value-type="float" office:value="2E-090" calcext:value-type="float">
            <text:p>2.00E-090</text:p>
          </table:table-cell>
          <table:table-cell office:value-type="float" office:value="4E-172" calcext:value-type="float">
            <text:p>4.00E-172</text:p>
          </table:table-cell>
          <table:table-cell office:value-type="float" office:value="2E-025" calcext:value-type="float">
            <text:p>2.00E-025</text:p>
          </table:table-cell>
          <table:table-cell office:value-type="float" office:value="0" calcext:value-type="float">
            <text:p>0</text:p>
          </table:table-cell>
          <table:table-cell office:value-type="float" office:value="2E-057" calcext:value-type="float">
            <text:p>2.00E-057</text:p>
          </table:table-cell>
          <table:table-cell office:value-type="float" office:value="2E-061" calcext:value-type="float">
            <text:p>2.00E-061</text:p>
          </table:table-cell>
          <table:table-cell office:value-type="float" office:value="2E-106" calcext:value-type="float">
            <text:p>2.00E-106</text:p>
          </table:table-cell>
          <table:table-cell office:value-type="float" office:value="4E-067" calcext:value-type="float">
            <text:p>4.00E-067</text:p>
          </table:table-cell>
          <table:table-cell office:value-type="float" office:value="1E-052" calcext:value-type="float">
            <text:p>1.00E-052</text:p>
          </table:table-cell>
          <table:table-cell office:value-type="float" office:value="5E-057" calcext:value-type="float">
            <text:p>5.00E-057</text:p>
          </table:table-cell>
        </table:table-row>
        <table:table-row table:style-name="ro1">
          <table:table-cell office:value-type="string" calcext:value-type="string">
            <text:p>Glomerella_graminicola</text:p>
          </table:table-cell>
          <table:table-cell office:value-type="float" office:value="1E-085" calcext:value-type="float">
            <text:p>1.00E-085</text:p>
          </table:table-cell>
          <table:table-cell office:value-type="float" office:value="0" calcext:value-type="float">
            <text:p>0</text:p>
          </table:table-cell>
          <table:table-cell office:value-type="float" office:value="4E-177" calcext:value-type="float">
            <text:p>4.00E-177</text:p>
          </table:table-cell>
          <table:table-cell office:value-type="float" office:value="0" calcext:value-type="float">
            <text:p>0</text:p>
          </table:table-cell>
          <table:table-cell office:value-type="float" office:value="6E-071" calcext:value-type="float">
            <text:p>6.00E-071</text:p>
          </table:table-cell>
          <table:table-cell office:value-type="float" office:value="0" calcext:value-type="float">
            <text:p>0</text:p>
          </table:table-cell>
          <table:table-cell office:value-type="float" office:value="6E-129" calcext:value-type="float">
            <text:p>6.00E-1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E-128" calcext:value-type="float">
            <text:p>3.00E-128</text:p>
          </table:table-cell>
          <table:table-cell office:value-type="float" office:value="2E-077" calcext:value-type="float">
            <text:p>2.00E-07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E-152" calcext:value-type="float">
            <text:p>4.00E-152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1E-025" calcext:value-type="float">
            <text:p>1.00E-0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E-115" calcext:value-type="float">
            <text:p>8.00E-115</text:p>
          </table:table-cell>
          <table:table-cell office:value-type="float" office:value="9E-039" calcext:value-type="float">
            <text:p>9.00E-039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2E-059" calcext:value-type="float">
            <text:p>2.00E-059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2E-076" calcext:value-type="float">
            <text:p>2.00E-076</text:p>
          </table:table-cell>
          <table:table-cell office:value-type="float" office:value="2E-037" calcext:value-type="float">
            <text:p>2.00E-037</text:p>
          </table:table-cell>
          <table:table-cell table:style-name="ce3" office:value-type="float" office:value="2E-031" calcext:value-type="float">
            <text:p>2.00E-031</text:p>
          </table:table-cell>
          <table:table-cell office:value-type="string" calcext:value-type="string">
            <text:p>NO</text:p>
          </table:table-cell>
          <table:table-cell office:value-type="float" office:value="3E-082" calcext:value-type="float">
            <text:p>3.00E-082</text:p>
          </table:table-cell>
          <table:table-cell office:value-type="float" office:value="2E-164" calcext:value-type="float">
            <text:p>2.00E-164</text:p>
          </table:table-cell>
          <table:table-cell office:value-type="float" office:value="9E-025" calcext:value-type="float">
            <text:p>9.00E-025</text:p>
          </table:table-cell>
          <table:table-cell office:value-type="float" office:value="0" calcext:value-type="float">
            <text:p>0</text:p>
          </table:table-cell>
          <table:table-cell office:value-type="float" office:value="1E-051" calcext:value-type="float">
            <text:p>1.00E-051</text:p>
          </table:table-cell>
          <table:table-cell office:value-type="float" office:value="8E-058" calcext:value-type="float">
            <text:p>8.00E-058</text:p>
          </table:table-cell>
          <table:table-cell office:value-type="float" office:value="6E-110" calcext:value-type="float">
            <text:p>6.00E-110</text:p>
          </table:table-cell>
          <table:table-cell office:value-type="float" office:value="4E-067" calcext:value-type="float">
            <text:p>4.00E-067</text:p>
          </table:table-cell>
          <table:table-cell office:value-type="float" office:value="1E-059" calcext:value-type="float">
            <text:p>1.00E-059</text:p>
          </table:table-cell>
          <table:table-cell office:value-type="float" office:value="3E-052" calcext:value-type="float">
            <text:p>3.00E-052</text:p>
          </table:table-cell>
        </table:table-row>
        <table:table-row table:style-name="ro1">
          <table:table-cell office:value-type="string" calcext:value-type="string">
            <text:p>Leptosphaeria_maculans</text:p>
          </table:table-cell>
          <table:table-cell office:value-type="float" office:value="2E-068" calcext:value-type="float">
            <text:p>2.00E-068</text:p>
          </table:table-cell>
          <table:table-cell office:value-type="float" office:value="0" calcext:value-type="float">
            <text:p>0</text:p>
          </table:table-cell>
          <table:table-cell office:value-type="float" office:value="5E-160" calcext:value-type="float">
            <text:p>5.00E-160</text:p>
          </table:table-cell>
          <table:table-cell office:value-type="float" office:value="0" calcext:value-type="float">
            <text:p>0</text:p>
          </table:table-cell>
          <table:table-cell office:value-type="float" office:value="7E-045" calcext:value-type="float">
            <text:p>7.00E-045</text:p>
          </table:table-cell>
          <table:table-cell office:value-type="float" office:value="0" calcext:value-type="float">
            <text:p>0</text:p>
          </table:table-cell>
          <table:table-cell office:value-type="float" office:value="2E-122" calcext:value-type="float">
            <text:p>2.00E-1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E-148" calcext:value-type="float">
            <text:p>4.00E-148</text:p>
          </table:table-cell>
          <table:table-cell office:value-type="float" office:value="0" calcext:value-type="float">
            <text:p>0</text:p>
          </table:table-cell>
          <table:table-cell office:value-type="float" office:value="2E-097" calcext:value-type="float">
            <text:p>2.00E-097</text:p>
          </table:table-cell>
          <table:table-cell office:value-type="float" office:value="5E-048" calcext:value-type="float">
            <text:p>5.00E-048</text:p>
          </table:table-cell>
          <table:table-cell office:value-type="float" office:value="6E-101" calcext:value-type="float">
            <text:p>6.00E-101</text:p>
          </table:table-cell>
          <table:table-cell office:value-type="float" office:value="7E-091" calcext:value-type="float">
            <text:p>7.00E-091</text:p>
          </table:table-cell>
          <table:table-cell office:value-type="float" office:value="1E-032" calcext:value-type="float">
            <text:p>1.00E-032</text:p>
          </table:table-cell>
          <table:table-cell office:value-type="float" office:value="3E-023" calcext:value-type="float">
            <text:p>3.00E-023</text:p>
          </table:table-cell>
          <table:table-cell office:value-type="float" office:value="5E-104" calcext:value-type="float">
            <text:p>5.00E-104</text:p>
          </table:table-cell>
          <table:table-cell office:value-type="float" office:value="1E-067" calcext:value-type="float">
            <text:p>1.00E-067</text:p>
          </table:table-cell>
          <table:table-cell office:value-type="float" office:value="7E-038" calcext:value-type="float">
            <text:p>7.00E-038</text:p>
          </table:table-cell>
          <table:table-cell office:value-type="float" office:value="6E-170" calcext:value-type="float">
            <text:p>6.00E-170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36" calcext:value-type="float">
            <text:p>1.00E-036</text:p>
          </table:table-cell>
          <table:table-cell office:value-type="string" calcext:value-type="string">
            <text:p>NO</text:p>
          </table:table-cell>
          <table:table-cell office:value-type="float" office:value="8E-021" calcext:value-type="float">
            <text:p>8.00E-021</text:p>
          </table:table-cell>
          <table:table-cell office:value-type="float" office:value="7E-083" calcext:value-type="float">
            <text:p>7.00E-083</text:p>
          </table:table-cell>
          <table:table-cell office:value-type="float" office:value="5E-038" calcext:value-type="float">
            <text:p>5.00E-0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61" calcext:value-type="float">
            <text:p>1.00E-061</text:p>
          </table:table-cell>
          <table:table-cell office:value-type="float" office:value="4E-145" calcext:value-type="float">
            <text:p>4.00E-145</text:p>
          </table:table-cell>
          <table:table-cell office:value-type="float" office:value="1E-033" calcext:value-type="float">
            <text:p>1.00E-033</text:p>
          </table:table-cell>
          <table:table-cell office:value-type="float" office:value="0" calcext:value-type="float">
            <text:p>0</text:p>
          </table:table-cell>
          <table:table-cell office:value-type="float" office:value="1E-042" calcext:value-type="float">
            <text:p>1.00E-042</text:p>
          </table:table-cell>
          <table:table-cell office:value-type="float" office:value="2E-055" calcext:value-type="float">
            <text:p>2.00E-055</text:p>
          </table:table-cell>
          <table:table-cell office:value-type="float" office:value="1E-103" calcext:value-type="float">
            <text:p>1.00E-103</text:p>
          </table:table-cell>
          <table:table-cell office:value-type="float" office:value="4E-058" calcext:value-type="float">
            <text:p>4.00E-058</text:p>
          </table:table-cell>
          <table:table-cell office:value-type="float" office:value="4E-050" calcext:value-type="float">
            <text:p>4.00E-050</text:p>
          </table:table-cell>
          <table:table-cell office:value-type="float" office:value="8E-051" calcext:value-type="float">
            <text:p>8.00E-051</text:p>
          </table:table-cell>
        </table:table-row>
        <table:table-row table:style-name="ro1">
          <table:table-cell office:value-type="string" calcext:value-type="string">
            <text:p>Magnaporthe_oryzae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E-139" calcext:value-type="float">
            <text:p>4.00E-13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E-022" calcext:value-type="float">
            <text:p>1.00E-022</text:p>
          </table:table-cell>
          <table:table-cell office:value-type="float" office:value="5E-022" calcext:value-type="float">
            <text:p>5.00E-02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3E-038" calcext:value-type="float">
            <text:p>3.00E-03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8E-023" calcext:value-type="float">
            <text:p>8.00E-023</text:p>
          </table:table-cell>
          <table:table-cell office:value-type="float" office:value="1E-077" calcext:value-type="float">
            <text:p>1.00E-077</text:p>
          </table:table-cell>
          <table:table-cell office:value-type="float" office:value="8E-037" calcext:value-type="float">
            <text:p>8.00E-037</text:p>
          </table:table-cell>
          <table:table-cell table:style-name="ce3" office:value-type="float" office:value="2E-027" calcext:value-type="float">
            <text:p>2.00E-027</text:p>
          </table:table-cell>
          <table:table-cell office:value-type="string" calcext:value-type="string">
            <text:p>NO</text:p>
          </table:table-cell>
          <table:table-cell office:value-type="float" office:value="1E-081" calcext:value-type="float">
            <text:p>1.00E-081</text:p>
          </table:table-cell>
          <table:table-cell office:value-type="float" office:value="4E-162" calcext:value-type="float">
            <text:p>4.00E-162</text:p>
          </table:table-cell>
          <table:table-cell office:value-type="float" office:value="7E-024" calcext:value-type="float">
            <text:p>7.00E-024</text:p>
          </table:table-cell>
          <table:table-cell office:value-type="float" office:value="0" calcext:value-type="float">
            <text:p>0</text:p>
          </table:table-cell>
          <table:table-cell office:value-type="float" office:value="2E-066" calcext:value-type="float">
            <text:p>2.00E-066</text:p>
          </table:table-cell>
          <table:table-cell office:value-type="float" office:value="5E-062" calcext:value-type="float">
            <text:p>5.00E-062</text:p>
          </table:table-cell>
          <table:table-cell office:value-type="float" office:value="9E-103" calcext:value-type="float">
            <text:p>9.00E-103</text:p>
          </table:table-cell>
          <table:table-cell office:value-type="float" office:value="1E-062" calcext:value-type="float">
            <text:p>1.00E-062</text:p>
          </table:table-cell>
          <table:table-cell office:value-type="float" office:value="2E-049" calcext:value-type="float">
            <text:p>2.00E-049</text:p>
          </table:table-cell>
          <table:table-cell office:value-type="float" office:value="5E-051" calcext:value-type="float">
            <text:p>5.00E-051</text:p>
          </table:table-cell>
        </table:table-row>
        <table:table-row table:style-name="ro1">
          <table:table-cell office:value-type="string" calcext:value-type="string">
            <text:p>Magnaporthe_poae</text:p>
          </table:table-cell>
          <table:table-cell office:value-type="float" office:value="4E-124" calcext:value-type="float">
            <text:p>4.00E-12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E-082" calcext:value-type="float">
            <text:p>6.00E-082</text:p>
          </table:table-cell>
          <table:table-cell office:value-type="float" office:value="0" calcext:value-type="float">
            <text:p>0</text:p>
          </table:table-cell>
          <table:table-cell office:value-type="float" office:value="8E-155" calcext:value-type="float">
            <text:p>8.00E-155</text:p>
          </table:table-cell>
          <table:table-cell office:value-type="float" office:value="6E-178" calcext:value-type="float">
            <text:p>6.00E-17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E-067" calcext:value-type="float">
            <text:p>7.00E-067</text:p>
          </table:table-cell>
          <table:table-cell office:value-type="float" office:value="3E-091" calcext:value-type="float">
            <text:p>3.00E-091</text:p>
          </table:table-cell>
          <table:table-cell office:value-type="float" office:value="3E-074" calcext:value-type="float">
            <text:p>3.00E-074</text:p>
          </table:table-cell>
          <table:table-cell office:value-type="float" office:value="8E-079" calcext:value-type="float">
            <text:p>8.00E-079</text:p>
          </table:table-cell>
          <table:table-cell office:value-type="float" office:value="3E-041" calcext:value-type="float">
            <text:p>3.00E-041</text:p>
          </table:table-cell>
          <table:table-cell office:value-type="float" office:value="8E-027" calcext:value-type="float">
            <text:p>8.00E-0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E-022" calcext:value-type="float">
            <text:p>3.00E-022</text:p>
          </table:table-cell>
          <table:table-cell office:value-type="float" office:value="3E-038" calcext:value-type="float">
            <text:p>3.00E-038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5E-067" calcext:value-type="float">
            <text:p>5.00E-067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7E-063" calcext:value-type="float">
            <text:p>7.00E-063</text:p>
          </table:table-cell>
          <table:table-cell office:value-type="float" office:value="5E-037" calcext:value-type="float">
            <text:p>5.00E-0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E-087" calcext:value-type="float">
            <text:p>9.00E-087</text:p>
          </table:table-cell>
          <table:table-cell office:value-type="float" office:value="1E-153" calcext:value-type="float">
            <text:p>1.00E-153</text:p>
          </table:table-cell>
          <table:table-cell office:value-type="float" office:value="7E-025" calcext:value-type="float">
            <text:p>7.00E-025</text:p>
          </table:table-cell>
          <table:table-cell office:value-type="float" office:value="0" calcext:value-type="float">
            <text:p>0</text:p>
          </table:table-cell>
          <table:table-cell office:value-type="float" office:value="3E-064" calcext:value-type="float">
            <text:p>3.00E-064</text:p>
          </table:table-cell>
          <table:table-cell office:value-type="float" office:value="5E-060" calcext:value-type="float">
            <text:p>5.00E-060</text:p>
          </table:table-cell>
          <table:table-cell office:value-type="float" office:value="4E-025" calcext:value-type="float">
            <text:p>4.00E-025</text:p>
          </table:table-cell>
          <table:table-cell office:value-type="float" office:value="9E-040" calcext:value-type="float">
            <text:p>9.00E-04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6E-049" calcext:value-type="float">
            <text:p>6.00E-049</text:p>
          </table:table-cell>
        </table:table-row>
        <table:table-row table:style-name="ro1">
          <table:table-cell office:value-type="string" calcext:value-type="string">
            <text:p>Melampsora_laricipopulina</text:p>
          </table:table-cell>
          <table:table-cell office:value-type="float" office:value="7E-041" calcext:value-type="float">
            <text:p>7.00E-041</text:p>
          </table:table-cell>
          <table:table-cell table:style-name="ce3" office:value-type="float" office:value="6E-070" calcext:value-type="float">
            <text:p>6.00E-070</text:p>
          </table:table-cell>
          <table:table-cell office:value-type="float" office:value="5E-105" calcext:value-type="float">
            <text:p>5.00E-10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2E-093" calcext:value-type="float">
            <text:p>2.00E-093</text:p>
          </table:table-cell>
          <table:table-cell office:value-type="float" office:value="4E-063" calcext:value-type="float">
            <text:p>4.00E-063</text:p>
          </table:table-cell>
          <table:table-cell office:value-type="float" office:value="4E-121" calcext:value-type="float">
            <text:p>4.00E-121</text:p>
          </table:table-cell>
          <table:table-cell office:value-type="float" office:value="5E-137" calcext:value-type="float">
            <text:p>5.00E-137</text:p>
          </table:table-cell>
          <table:table-cell table:style-name="ce3" office:value-type="float" office:value="5E-030" calcext:value-type="float">
            <text:p>5.00E-030</text:p>
          </table:table-cell>
          <table:table-cell office:value-type="float" office:value="6E-027" calcext:value-type="float">
            <text:p>6.00E-027</text:p>
          </table:table-cell>
          <table:table-cell office:value-type="float" office:value="2E-052" calcext:value-type="float">
            <text:p>2.00E-052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1E-039" calcext:value-type="float">
            <text:p>1.00E-039</text:p>
          </table:table-cell>
          <table:table-cell office:value-type="float" office:value="1E-021" calcext:value-type="float">
            <text:p>1.00E-021</text:p>
          </table:table-cell>
          <table:table-cell office:value-type="float" office:value="3E-033" calcext:value-type="float">
            <text:p>3.00E-033</text:p>
          </table:table-cell>
          <table:table-cell office:value-type="float" office:value="4E-085" calcext:value-type="float">
            <text:p>4.00E-085</text:p>
          </table:table-cell>
          <table:table-cell office:value-type="float" office:value="2E-045" calcext:value-type="float">
            <text:p>2.00E-045</text:p>
          </table:table-cell>
          <table:table-cell office:value-type="float" office:value="2E-042" calcext:value-type="float">
            <text:p>2.00E-042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3E-043" calcext:value-type="float">
            <text:p>3.00E-043</text:p>
          </table:table-cell>
          <table:table-cell office:value-type="float" office:value="5E-043" calcext:value-type="float">
            <text:p>5.00E-04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E-065" calcext:value-type="float">
            <text:p>7.00E-065</text:p>
          </table:table-cell>
          <table:table-cell office:value-type="float" office:value="5E-170" calcext:value-type="float">
            <text:p>5.00E-17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E-068" calcext:value-type="float">
            <text:p>2.00E-068</text:p>
          </table:table-cell>
          <table:table-cell office:value-type="float" office:value="1E-062" calcext:value-type="float">
            <text:p>1.00E-062</text:p>
          </table:table-cell>
          <table:table-cell office:value-type="float" office:value="5E-089" calcext:value-type="float">
            <text:p>5.00E-089</text:p>
          </table:table-cell>
          <table:table-cell office:value-type="float" office:value="5E-021" calcext:value-type="float">
            <text:p>5.00E-021</text:p>
          </table:table-cell>
          <table:table-cell office:value-type="float" office:value="2E-025" calcext:value-type="float">
            <text:p>2.00E-025</text:p>
          </table:table-cell>
          <table:table-cell office:value-type="float" office:value="1E-037" calcext:value-type="float">
            <text:p>1.00E-037</text:p>
          </table:table-cell>
        </table:table-row>
        <table:table-row table:style-name="ro1">
          <table:table-cell office:value-type="string" calcext:value-type="string">
            <text:p>Microbotryum_violaceum</text:p>
          </table:table-cell>
          <table:table-cell office:value-type="float" office:value="2E-044" calcext:value-type="float">
            <text:p>2.00E-044</text:p>
          </table:table-cell>
          <table:table-cell table:style-name="ce3" office:value-type="float" office:value="3E-050" calcext:value-type="float">
            <text:p>3.00E-050</text:p>
          </table:table-cell>
          <table:table-cell office:value-type="float" office:value="8E-078" calcext:value-type="float">
            <text:p>8.00E-078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7E-086" calcext:value-type="float">
            <text:p>7.00E-086</text:p>
          </table:table-cell>
          <table:table-cell office:value-type="float" office:value="2E-067" calcext:value-type="float">
            <text:p>2.00E-067</text:p>
          </table:table-cell>
          <table:table-cell office:value-type="float" office:value="2E-120" calcext:value-type="float">
            <text:p>2.00E-120</text:p>
          </table:table-cell>
          <table:table-cell office:value-type="float" office:value="2E-146" calcext:value-type="float">
            <text:p>2.00E-146</text:p>
          </table:table-cell>
          <table:table-cell table:style-name="ce3" office:value-type="float" office:value="3E-036" calcext:value-type="float">
            <text:p>3.00E-036</text:p>
          </table:table-cell>
          <table:table-cell office:value-type="float" office:value="2E-050" calcext:value-type="float">
            <text:p>2.00E-050</text:p>
          </table:table-cell>
          <table:table-cell office:value-type="float" office:value="5E-051" calcext:value-type="float">
            <text:p>5.00E-051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1E-035" calcext:value-type="float">
            <text:p>1.00E-035</text:p>
          </table:table-cell>
          <table:table-cell office:value-type="float" office:value="8E-021" calcext:value-type="float">
            <text:p>8.00E-021</text:p>
          </table:table-cell>
          <table:table-cell office:value-type="float" office:value="1E-023" calcext:value-type="float">
            <text:p>1.00E-023</text:p>
          </table:table-cell>
          <table:table-cell office:value-type="float" office:value="6E-083" calcext:value-type="float">
            <text:p>6.00E-083</text:p>
          </table:table-cell>
          <table:table-cell office:value-type="float" office:value="1E-055" calcext:value-type="float">
            <text:p>1.00E-055</text:p>
          </table:table-cell>
          <table:table-cell office:value-type="float" office:value="4E-046" calcext:value-type="float">
            <text:p>4.00E-046</text:p>
          </table:table-cell>
          <table:table-cell office:value-type="float" office:value="1E-037" calcext:value-type="float">
            <text:p>1.00E-037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float" office:value="7E-047" calcext:value-type="float">
            <text:p>7.00E-047</text:p>
          </table:table-cell>
          <table:table-cell table:style-name="ce3" office:value-type="float" office:value="4E-021" calcext:value-type="float">
            <text:p>4.00E-021</text:p>
          </table:table-cell>
          <table:table-cell office:value-type="string" calcext:value-type="string">
            <text:p>NO</text:p>
          </table:table-cell>
          <table:table-cell office:value-type="float" office:value="1E-040" calcext:value-type="float">
            <text:p>1.00E-0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7E-179" calcext:value-type="float">
            <text:p>7.00E-179</text:p>
          </table:table-cell>
          <table:table-cell office:value-type="float" office:value="6E-066" calcext:value-type="float">
            <text:p>6.00E-066</text:p>
          </table:table-cell>
          <table:table-cell office:value-type="float" office:value="1E-069" calcext:value-type="float">
            <text:p>1.00E-069</text:p>
          </table:table-cell>
          <table:table-cell office:value-type="float" office:value="4E-086" calcext:value-type="float">
            <text:p>4.00E-086</text:p>
          </table:table-cell>
          <table:table-cell office:value-type="float" office:value="2E-041" calcext:value-type="float">
            <text:p>2.00E-041</text:p>
          </table:table-cell>
          <table:table-cell office:value-type="float" office:value="9E-037" calcext:value-type="float">
            <text:p>9.00E-037</text:p>
          </table:table-cell>
          <table:table-cell office:value-type="float" office:value="3E-045" calcext:value-type="float">
            <text:p>3.00E-045</text:p>
          </table:table-cell>
        </table:table-row>
        <table:table-row table:style-name="ro1">
          <table:table-cell office:value-type="string" calcext:value-type="string">
            <text:p>Neosartorya_fischeri</text:p>
          </table:table-cell>
          <table:table-cell office:value-type="float" office:value="1E-062" calcext:value-type="float">
            <text:p>1.00E-062</text:p>
          </table:table-cell>
          <table:table-cell office:value-type="float" office:value="0" calcext:value-type="float">
            <text:p>0</text:p>
          </table:table-cell>
          <table:table-cell office:value-type="float" office:value="2E-150" calcext:value-type="float">
            <text:p>2.00E-150</text:p>
          </table:table-cell>
          <table:table-cell office:value-type="float" office:value="0" calcext:value-type="float">
            <text:p>0</text:p>
          </table:table-cell>
          <table:table-cell office:value-type="float" office:value="3E-050" calcext:value-type="float">
            <text:p>3.00E-050</text:p>
          </table:table-cell>
          <table:table-cell office:value-type="float" office:value="0" calcext:value-type="float">
            <text:p>0</text:p>
          </table:table-cell>
          <table:table-cell office:value-type="float" office:value="7E-118" calcext:value-type="float">
            <text:p>7.00E-1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E-104" calcext:value-type="float">
            <text:p>7.00E-104</text:p>
          </table:table-cell>
          <table:table-cell office:value-type="float" office:value="3E-070" calcext:value-type="float">
            <text:p>3.00E-070</text:p>
          </table:table-cell>
          <table:table-cell office:value-type="float" office:value="1E-133" calcext:value-type="float">
            <text:p>1.00E-133</text:p>
          </table:table-cell>
          <table:table-cell office:value-type="float" office:value="6E-083" calcext:value-type="float">
            <text:p>6.00E-083</text:p>
          </table:table-cell>
          <table:table-cell office:value-type="float" office:value="3E-046" calcext:value-type="float">
            <text:p>3.00E-046</text:p>
          </table:table-cell>
          <table:table-cell office:value-type="float" office:value="2E-025" calcext:value-type="float">
            <text:p>2.00E-025</text:p>
          </table:table-cell>
          <table:table-cell office:value-type="float" office:value="4E-165" calcext:value-type="float">
            <text:p>4.00E-165</text:p>
          </table:table-cell>
          <table:table-cell office:value-type="float" office:value="3E-060" calcext:value-type="float">
            <text:p>3.00E-060</text:p>
          </table:table-cell>
          <table:table-cell office:value-type="float" office:value="1E-038" calcext:value-type="float">
            <text:p>1.00E-038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4E-029" calcext:value-type="float">
            <text:p>4.00E-0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23" calcext:value-type="float">
            <text:p>4.00E-023</text:p>
          </table:table-cell>
          <table:table-cell office:value-type="float" office:value="3E-095" calcext:value-type="float">
            <text:p>3.00E-095</text:p>
          </table:table-cell>
          <table:table-cell office:value-type="float" office:value="6E-038" calcext:value-type="float">
            <text:p>6.00E-0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84" calcext:value-type="float">
            <text:p>4.00E-08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E-025" calcext:value-type="float">
            <text:p>5.00E-025</text:p>
          </table:table-cell>
          <table:table-cell office:value-type="float" office:value="0" calcext:value-type="float">
            <text:p>0</text:p>
          </table:table-cell>
          <table:table-cell office:value-type="float" office:value="7E-079" calcext:value-type="float">
            <text:p>7.00E-079</text:p>
          </table:table-cell>
          <table:table-cell office:value-type="float" office:value="8E-058" calcext:value-type="float">
            <text:p>8.00E-058</text:p>
          </table:table-cell>
          <table:table-cell office:value-type="float" office:value="9E-023" calcext:value-type="float">
            <text:p>9.00E-023</text:p>
          </table:table-cell>
          <table:table-cell office:value-type="float" office:value="4E-061" calcext:value-type="float">
            <text:p>4.00E-061</text:p>
          </table:table-cell>
          <table:table-cell office:value-type="float" office:value="1E-035" calcext:value-type="float">
            <text:p>1.00E-035</text:p>
          </table:table-cell>
          <table:table-cell office:value-type="float" office:value="3E-046" calcext:value-type="float">
            <text:p>3.00E-046</text:p>
          </table:table-cell>
        </table:table-row>
        <table:table-row table:style-name="ro1">
          <table:table-cell office:value-type="string" calcext:value-type="string">
            <text:p>Neurospora_crassa</text:p>
          </table:table-cell>
          <table:table-cell office:value-type="float" office:value="3E-093" calcext:value-type="float">
            <text:p>3.00E-093</text:p>
          </table:table-cell>
          <table:table-cell office:value-type="float" office:value="0" calcext:value-type="float">
            <text:p>0</text:p>
          </table:table-cell>
          <table:table-cell office:value-type="float" office:value="1E-176" calcext:value-type="float">
            <text:p>1.00E-176</text:p>
          </table:table-cell>
          <table:table-cell office:value-type="float" office:value="0" calcext:value-type="float">
            <text:p>0</text:p>
          </table:table-cell>
          <table:table-cell office:value-type="float" office:value="7E-057" calcext:value-type="float">
            <text:p>7.00E-057</text:p>
          </table:table-cell>
          <table:table-cell office:value-type="float" office:value="0" calcext:value-type="float">
            <text:p>0</text:p>
          </table:table-cell>
          <table:table-cell office:value-type="float" office:value="4E-143" calcext:value-type="float">
            <text:p>4.00E-1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2E-077" calcext:value-type="float">
            <text:p>2.00E-077</text:p>
          </table:table-cell>
          <table:table-cell office:value-type="float" office:value="1E-074" calcext:value-type="float">
            <text:p>1.00E-074</text:p>
          </table:table-cell>
          <table:table-cell office:value-type="float" office:value="1E-117" calcext:value-type="float">
            <text:p>1.00E-117</text:p>
          </table:table-cell>
          <table:table-cell office:value-type="float" office:value="9E-021" calcext:value-type="float">
            <text:p>9.00E-021</text:p>
          </table:table-cell>
          <table:table-cell office:value-type="float" office:value="3E-025" calcext:value-type="float">
            <text:p>3.00E-0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E-109" calcext:value-type="float">
            <text:p>3.00E-109</text:p>
          </table:table-cell>
          <table:table-cell office:value-type="float" office:value="1E-144" calcext:value-type="float">
            <text:p>1.00E-144</text:p>
          </table:table-cell>
          <table:table-cell office:value-type="float" office:value="3E-101" calcext:value-type="float">
            <text:p>3.00E-101</text:p>
          </table:table-cell>
          <table:table-cell table:style-name="ce3" office:value-type="float" office:value="9E-043" calcext:value-type="float">
            <text:p>9.00E-043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5E-082" calcext:value-type="float">
            <text:p>5.00E-082</text:p>
          </table:table-cell>
          <table:table-cell office:value-type="float" office:value="4E-140" calcext:value-type="float">
            <text:p>4.00E-140</text:p>
          </table:table-cell>
          <table:table-cell table:style-name="ce3" office:value-type="float" office:value="8E-028" calcext:value-type="float">
            <text:p>8.00E-028</text:p>
          </table:table-cell>
          <table:table-cell office:value-type="string" calcext:value-type="string">
            <text:p>NO</text:p>
          </table:table-cell>
          <table:table-cell office:value-type="float" office:value="5E-073" calcext:value-type="float">
            <text:p>5.00E-073</text:p>
          </table:table-cell>
          <table:table-cell office:value-type="float" office:value="2E-150" calcext:value-type="float">
            <text:p>2.00E-150</text:p>
          </table:table-cell>
          <table:table-cell office:value-type="float" office:value="3E-034" calcext:value-type="float">
            <text:p>3.00E-034</text:p>
          </table:table-cell>
          <table:table-cell office:value-type="float" office:value="0" calcext:value-type="float">
            <text:p>0</text:p>
          </table:table-cell>
          <table:table-cell office:value-type="float" office:value="4E-064" calcext:value-type="float">
            <text:p>4.00E-064</text:p>
          </table:table-cell>
          <table:table-cell office:value-type="float" office:value="2E-062" calcext:value-type="float">
            <text:p>2.00E-062</text:p>
          </table:table-cell>
          <table:table-cell office:value-type="float" office:value="7E-110" calcext:value-type="float">
            <text:p>7.00E-110</text:p>
          </table:table-cell>
          <table:table-cell office:value-type="float" office:value="2E-057" calcext:value-type="float">
            <text:p>2.00E-057</text:p>
          </table:table-cell>
          <table:table-cell office:value-type="float" office:value="2E-032" calcext:value-type="float">
            <text:p>2.00E-032</text:p>
          </table:table-cell>
          <table:table-cell office:value-type="float" office:value="3E-053" calcext:value-type="float">
            <text:p>3.00E-053</text:p>
          </table:table-cell>
        </table:table-row>
        <table:table-row table:style-name="ro1">
          <table:table-cell office:value-type="string" calcext:value-type="string">
            <text:p>Phaeosphaeria_nodorum</text:p>
          </table:table-cell>
          <table:table-cell office:value-type="float" office:value="7E-054" calcext:value-type="float">
            <text:p>7.00E-054</text:p>
          </table:table-cell>
          <table:table-cell office:value-type="float" office:value="0" calcext:value-type="float">
            <text:p>0</text:p>
          </table:table-cell>
          <table:table-cell office:value-type="float" office:value="1E-151" calcext:value-type="float">
            <text:p>1.00E-151</text:p>
          </table:table-cell>
          <table:table-cell office:value-type="float" office:value="0" calcext:value-type="float">
            <text:p>0</text:p>
          </table:table-cell>
          <table:table-cell office:value-type="float" office:value="4E-043" calcext:value-type="float">
            <text:p>4.00E-043</text:p>
          </table:table-cell>
          <table:table-cell office:value-type="float" office:value="0" calcext:value-type="float">
            <text:p>0</text:p>
          </table:table-cell>
          <table:table-cell office:value-type="float" office:value="2E-115" calcext:value-type="float">
            <text:p>2.00E-1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E-137" calcext:value-type="float">
            <text:p>6.00E-137</text:p>
          </table:table-cell>
          <table:table-cell office:value-type="float" office:value="0" calcext:value-type="float">
            <text:p>0</text:p>
          </table:table-cell>
          <table:table-cell office:value-type="float" office:value="5E-083" calcext:value-type="float">
            <text:p>5.00E-083</text:p>
          </table:table-cell>
          <table:table-cell office:value-type="float" office:value="7E-068" calcext:value-type="float">
            <text:p>7.00E-068</text:p>
          </table:table-cell>
          <table:table-cell office:value-type="float" office:value="4E-056" calcext:value-type="float">
            <text:p>4.00E-056</text:p>
          </table:table-cell>
          <table:table-cell office:value-type="float" office:value="4E-092" calcext:value-type="float">
            <text:p>4.00E-092</text:p>
          </table:table-cell>
          <table:table-cell office:value-type="float" office:value="3E-034" calcext:value-type="float">
            <text:p>3.00E-034</text:p>
          </table:table-cell>
          <table:table-cell office:value-type="float" office:value="2E-028" calcext:value-type="float">
            <text:p>2.00E-028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6E-062" calcext:value-type="float">
            <text:p>6.00E-062</text:p>
          </table:table-cell>
          <table:table-cell office:value-type="float" office:value="8E-038" calcext:value-type="float">
            <text:p>8.00E-038</text:p>
          </table:table-cell>
          <table:table-cell office:value-type="float" office:value="6E-157" calcext:value-type="float">
            <text:p>6.00E-15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6E-022" calcext:value-type="float">
            <text:p>6.00E-022</text:p>
          </table:table-cell>
          <table:table-cell office:value-type="float" office:value="2E-074" calcext:value-type="float">
            <text:p>2.00E-074</text:p>
          </table:table-cell>
          <table:table-cell office:value-type="float" office:value="8E-038" calcext:value-type="float">
            <text:p>8.00E-0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E-065" calcext:value-type="float">
            <text:p>4.00E-065</text:p>
          </table:table-cell>
          <table:table-cell office:value-type="float" office:value="6E-137" calcext:value-type="float">
            <text:p>6.00E-137</text:p>
          </table:table-cell>
          <table:table-cell office:value-type="float" office:value="9E-029" calcext:value-type="float">
            <text:p>9.00E-029</text:p>
          </table:table-cell>
          <table:table-cell table:style-name="ce3" office:value-type="float" office:value="9E-173" calcext:value-type="float">
            <text:p>9.00E-173</text:p>
          </table:table-cell>
          <table:table-cell office:value-type="float" office:value="4E-051" calcext:value-type="float">
            <text:p>4.00E-051</text:p>
          </table:table-cell>
          <table:table-cell office:value-type="float" office:value="1E-051" calcext:value-type="float">
            <text:p>1.00E-051</text:p>
          </table:table-cell>
          <table:table-cell office:value-type="float" office:value="9E-021" calcext:value-type="float">
            <text:p>9.00E-021</text:p>
          </table:table-cell>
          <table:table-cell office:value-type="float" office:value="3E-046" calcext:value-type="float">
            <text:p>3.00E-046</text:p>
          </table:table-cell>
          <table:table-cell office:value-type="float" office:value="3E-052" calcext:value-type="float">
            <text:p>3.00E-052</text:p>
          </table:table-cell>
          <table:table-cell office:value-type="float" office:value="2E-039" calcext:value-type="float">
            <text:p>2.00E-039</text:p>
          </table:table-cell>
        </table:table-row>
        <table:table-row table:style-name="ro1">
          <table:table-cell office:value-type="string" calcext:value-type="string">
            <text:p>Puccinia_graminis</text:p>
          </table:table-cell>
          <table:table-cell office:value-type="float" office:value="3E-037" calcext:value-type="float">
            <text:p>3.00E-037</text:p>
          </table:table-cell>
          <table:table-cell table:style-name="ce3" office:value-type="float" office:value="1E-043" calcext:value-type="float">
            <text:p>1.00E-043</text:p>
          </table:table-cell>
          <table:table-cell office:value-type="float" office:value="4E-105" calcext:value-type="float">
            <text:p>4.00E-105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1E-107" calcext:value-type="float">
            <text:p>1.00E-107</text:p>
          </table:table-cell>
          <table:table-cell office:value-type="float" office:value="5E-065" calcext:value-type="float">
            <text:p>5.00E-065</text:p>
          </table:table-cell>
          <table:table-cell office:value-type="float" office:value="2E-122" calcext:value-type="float">
            <text:p>2.00E-122</text:p>
          </table:table-cell>
          <table:table-cell office:value-type="float" office:value="2E-138" calcext:value-type="float">
            <text:p>2.00E-138</text:p>
          </table:table-cell>
          <table:table-cell table:style-name="ce3" office:value-type="float" office:value="2E-024" calcext:value-type="float">
            <text:p>2.00E-024</text:p>
          </table:table-cell>
          <table:table-cell office:value-type="float" office:value="9E-051" calcext:value-type="float">
            <text:p>9.00E-051</text:p>
          </table:table-cell>
          <table:table-cell office:value-type="float" office:value="5E-053" calcext:value-type="float">
            <text:p>5.00E-053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3E-041" calcext:value-type="float">
            <text:p>3.00E-041</text:p>
          </table:table-cell>
          <table:table-cell office:value-type="float" office:value="9E-021" calcext:value-type="float">
            <text:p>9.00E-021</text:p>
          </table:table-cell>
          <table:table-cell office:value-type="float" office:value="5E-043" calcext:value-type="float">
            <text:p>5.00E-043</text:p>
          </table:table-cell>
          <table:table-cell office:value-type="float" office:value="3E-069" calcext:value-type="float">
            <text:p>3.00E-069</text:p>
          </table:table-cell>
          <table:table-cell office:value-type="float" office:value="5E-042" calcext:value-type="float">
            <text:p>5.00E-042</text:p>
          </table:table-cell>
          <table:table-cell office:value-type="float" office:value="4E-040" calcext:value-type="float">
            <text:p>4.00E-040</text:p>
          </table:table-cell>
          <table:table-cell office:value-type="float" office:value="4E-038" calcext:value-type="float">
            <text:p>4.00E-038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2E-039" calcext:value-type="float">
            <text:p>2.00E-039</text:p>
          </table:table-cell>
          <table:table-cell office:value-type="float" office:value="9E-041" calcext:value-type="float">
            <text:p>9.00E-0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60" calcext:value-type="float">
            <text:p>1.00E-060</text:p>
          </table:table-cell>
          <table:table-cell office:value-type="float" office:value="6E-180" calcext:value-type="float">
            <text:p>6.00E-18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4E-074" calcext:value-type="float">
            <text:p>4.00E-074</text:p>
          </table:table-cell>
          <table:table-cell office:value-type="float" office:value="3E-066" calcext:value-type="float">
            <text:p>3.00E-066</text:p>
          </table:table-cell>
          <table:table-cell office:value-type="float" office:value="9E-086" calcext:value-type="float">
            <text:p>9.00E-086</text:p>
          </table:table-cell>
          <table:table-cell office:value-type="float" office:value="2E-038" calcext:value-type="float">
            <text:p>2.00E-038</text:p>
          </table:table-cell>
          <table:table-cell office:value-type="float" office:value="3E-024" calcext:value-type="float">
            <text:p>3.00E-024</text:p>
          </table:table-cell>
          <table:table-cell office:value-type="float" office:value="4E-036" calcext:value-type="float">
            <text:p>4.00E-036</text:p>
          </table:table-cell>
        </table:table-row>
        <table:table-row table:style-name="ro1">
          <table:table-cell office:value-type="string" calcext:value-type="string">
            <text:p>Puccinia_triticina</text:p>
          </table:table-cell>
          <table:table-cell office:value-type="float" office:value="4E-039" calcext:value-type="float">
            <text:p>4.00E-039</text:p>
          </table:table-cell>
          <table:table-cell table:style-name="ce3" office:value-type="float" office:value="5E-035" calcext:value-type="float">
            <text:p>5.00E-035</text:p>
          </table:table-cell>
          <table:table-cell office:value-type="float" office:value="1E-103" calcext:value-type="float">
            <text:p>1.00E-10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4E-107" calcext:value-type="float">
            <text:p>4.00E-107</text:p>
          </table:table-cell>
          <table:table-cell office:value-type="float" office:value="2E-022" calcext:value-type="float">
            <text:p>2.00E-022</text:p>
          </table:table-cell>
          <table:table-cell office:value-type="float" office:value="3E-105" calcext:value-type="float">
            <text:p>3.00E-105</text:p>
          </table:table-cell>
          <table:table-cell office:value-type="float" office:value="4E-139" calcext:value-type="float">
            <text:p>4.00E-139</text:p>
          </table:table-cell>
          <table:table-cell table:style-name="ce3" office:value-type="float" office:value="1E-026" calcext:value-type="float">
            <text:p>1.00E-026</text:p>
          </table:table-cell>
          <table:table-cell office:value-type="float" office:value="5E-053" calcext:value-type="float">
            <text:p>5.00E-053</text:p>
          </table:table-cell>
          <table:table-cell office:value-type="float" office:value="9E-053" calcext:value-type="float">
            <text:p>9.00E-053</text:p>
          </table:table-cell>
          <table:table-cell table:number-columns-repeated="2" table:style-name="Default" office:value-type="string" calcext:value-type="string">
            <text:p>NO</text:p>
          </table:table-cell>
          <table:table-cell office:value-type="float" office:value="1E-022" calcext:value-type="float">
            <text:p>1.00E-022</text:p>
          </table:table-cell>
          <table:table-cell office:value-type="float" office:value="1E-044" calcext:value-type="float">
            <text:p>1.00E-044</text:p>
          </table:table-cell>
          <table:table-cell office:value-type="float" office:value="2E-025" calcext:value-type="float">
            <text:p>2.00E-025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1E-039" calcext:value-type="float">
            <text:p>1.00E-039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3E-032" calcext:value-type="float">
            <text:p>3.00E-032</text:p>
          </table:table-cell>
          <table:table-cell office:value-type="float" office:value="4E-040" calcext:value-type="float">
            <text:p>4.00E-040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1E-180" calcext:value-type="float">
            <text:p>1.00E-18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1E-180" calcext:value-type="float">
            <text:p>1.00E-180</text:p>
          </table:table-cell>
          <table:table-cell office:value-type="float" office:value="4E-075" calcext:value-type="float">
            <text:p>4.00E-075</text:p>
          </table:table-cell>
          <table:table-cell office:value-type="float" office:value="1E-029" calcext:value-type="float">
            <text:p>1.00E-029</text:p>
          </table:table-cell>
          <table:table-cell office:value-type="float" office:value="9E-079" calcext:value-type="float">
            <text:p>9.00E-079</text:p>
          </table:table-cell>
          <table:table-cell office:value-type="float" office:value="2E-042" calcext:value-type="float">
            <text:p>2.00E-042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5E-035" calcext:value-type="float">
            <text:p>5.00E-035</text:p>
          </table:table-cell>
        </table:table-row>
        <table:table-row table:style-name="ro1">
          <table:table-cell office:value-type="string" calcext:value-type="string">
            <text:p>Pyrenophora_teres</text:p>
          </table:table-cell>
          <table:table-cell office:value-type="float" office:value="8E-070" calcext:value-type="float">
            <text:p>8.00E-070</text:p>
          </table:table-cell>
          <table:table-cell office:value-type="float" office:value="0" calcext:value-type="float">
            <text:p>0</text:p>
          </table:table-cell>
          <table:table-cell office:value-type="float" office:value="5E-156" calcext:value-type="float">
            <text:p>5.00E-156</text:p>
          </table:table-cell>
          <table:table-cell office:value-type="float" office:value="0" calcext:value-type="float">
            <text:p>0</text:p>
          </table:table-cell>
          <table:table-cell office:value-type="float" office:value="4E-037" calcext:value-type="float">
            <text:p>4.00E-037</text:p>
          </table:table-cell>
          <table:table-cell office:value-type="float" office:value="0" calcext:value-type="float">
            <text:p>0</text:p>
          </table:table-cell>
          <table:table-cell office:value-type="float" office:value="7E-124" calcext:value-type="float">
            <text:p>7.00E-1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E-142" calcext:value-type="float">
            <text:p>8.00E-142</text:p>
          </table:table-cell>
          <table:table-cell office:value-type="float" office:value="0" calcext:value-type="float">
            <text:p>0</text:p>
          </table:table-cell>
          <table:table-cell office:value-type="float" office:value="1E-114" calcext:value-type="float">
            <text:p>1.00E-114</text:p>
          </table:table-cell>
          <table:table-cell office:value-type="float" office:value="3E-064" calcext:value-type="float">
            <text:p>3.00E-064</text:p>
          </table:table-cell>
          <table:table-cell office:value-type="float" office:value="8E-111" calcext:value-type="float">
            <text:p>8.00E-111</text:p>
          </table:table-cell>
          <table:table-cell office:value-type="float" office:value="4E-086" calcext:value-type="float">
            <text:p>4.00E-086</text:p>
          </table:table-cell>
          <table:table-cell office:value-type="float" office:value="9E-038" calcext:value-type="float">
            <text:p>9.00E-038</text:p>
          </table:table-cell>
          <table:table-cell office:value-type="float" office:value="1E-027" calcext:value-type="float">
            <text:p>1.00E-027</text:p>
          </table:table-cell>
          <table:table-cell office:value-type="float" office:value="7E-099" calcext:value-type="float">
            <text:p>7.00E-099</text:p>
          </table:table-cell>
          <table:table-cell office:value-type="float" office:value="1E-063" calcext:value-type="float">
            <text:p>1.00E-063</text:p>
          </table:table-cell>
          <table:table-cell office:value-type="float" office:value="2E-037" calcext:value-type="float">
            <text:p>2.00E-0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E-022" calcext:value-type="float">
            <text:p>4.00E-022</text:p>
          </table:table-cell>
          <table:table-cell office:value-type="float" office:value="5E-079" calcext:value-type="float">
            <text:p>5.00E-079</text:p>
          </table:table-cell>
          <table:table-cell office:value-type="float" office:value="1E-037" calcext:value-type="float">
            <text:p>1.00E-0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64" calcext:value-type="float">
            <text:p>6.00E-064</text:p>
          </table:table-cell>
          <table:table-cell office:value-type="float" office:value="2E-142" calcext:value-type="float">
            <text:p>2.00E-142</text:p>
          </table:table-cell>
          <table:table-cell office:value-type="float" office:value="5E-027" calcext:value-type="float">
            <text:p>5.00E-027</text:p>
          </table:table-cell>
          <table:table-cell office:value-type="float" office:value="0" calcext:value-type="float">
            <text:p>0</text:p>
          </table:table-cell>
          <table:table-cell office:value-type="float" office:value="6E-046" calcext:value-type="float">
            <text:p>6.00E-046</text:p>
          </table:table-cell>
          <table:table-cell office:value-type="float" office:value="5E-055" calcext:value-type="float">
            <text:p>5.00E-055</text:p>
          </table:table-cell>
          <table:table-cell office:value-type="float" office:value="3E-022" calcext:value-type="float">
            <text:p>3.00E-022</text:p>
          </table:table-cell>
          <table:table-cell office:value-type="float" office:value="2E-065" calcext:value-type="float">
            <text:p>2.00E-065</text:p>
          </table:table-cell>
          <table:table-cell office:value-type="float" office:value="1E-054" calcext:value-type="float">
            <text:p>1.00E-054</text:p>
          </table:table-cell>
          <table:table-cell office:value-type="float" office:value="4E-050" calcext:value-type="float">
            <text:p>4.00E-050</text:p>
          </table:table-cell>
        </table:table-row>
        <table:table-row table:style-name="ro1">
          <table:table-cell office:value-type="string" calcext:value-type="string">
            <text:p>Pyrenophora_triticirepentis</text:p>
          </table:table-cell>
          <table:table-cell office:value-type="float" office:value="2E-069" calcext:value-type="float">
            <text:p>2.00E-069</text:p>
          </table:table-cell>
          <table:table-cell office:value-type="float" office:value="0" calcext:value-type="float">
            <text:p>0</text:p>
          </table:table-cell>
          <table:table-cell office:value-type="float" office:value="2E-139" calcext:value-type="float">
            <text:p>2.00E-139</text:p>
          </table:table-cell>
          <table:table-cell office:value-type="float" office:value="0" calcext:value-type="float">
            <text:p>0</text:p>
          </table:table-cell>
          <table:table-cell office:value-type="float" office:value="1E-041" calcext:value-type="float">
            <text:p>1.00E-041</text:p>
          </table:table-cell>
          <table:table-cell office:value-type="float" office:value="0" calcext:value-type="float">
            <text:p>0</text:p>
          </table:table-cell>
          <table:table-cell office:value-type="float" office:value="3E-124" calcext:value-type="float">
            <text:p>3.00E-1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E-155" calcext:value-type="float">
            <text:p>3.00E-155</text:p>
          </table:table-cell>
          <table:table-cell office:value-type="float" office:value="0" calcext:value-type="float">
            <text:p>0</text:p>
          </table:table-cell>
          <table:table-cell office:value-type="float" office:value="2E-081" calcext:value-type="float">
            <text:p>2.00E-081</text:p>
          </table:table-cell>
          <table:table-cell office:value-type="float" office:value="8E-064" calcext:value-type="float">
            <text:p>8.00E-064</text:p>
          </table:table-cell>
          <table:table-cell office:value-type="float" office:value="4E-111" calcext:value-type="float">
            <text:p>4.00E-111</text:p>
          </table:table-cell>
          <table:table-cell office:value-type="float" office:value="4E-095" calcext:value-type="float">
            <text:p>4.00E-095</text:p>
          </table:table-cell>
          <table:table-cell office:value-type="float" office:value="3E-041" calcext:value-type="float">
            <text:p>3.00E-041</text:p>
          </table:table-cell>
          <table:table-cell office:value-type="float" office:value="2E-024" calcext:value-type="float">
            <text:p>2.00E-024</text:p>
          </table:table-cell>
          <table:table-cell office:value-type="float" office:value="4E-099" calcext:value-type="float">
            <text:p>4.00E-099</text:p>
          </table:table-cell>
          <table:table-cell office:value-type="float" office:value="1E-051" calcext:value-type="float">
            <text:p>1.00E-051</text:p>
          </table:table-cell>
          <table:table-cell office:value-type="float" office:value="5E-027" calcext:value-type="float">
            <text:p>5.00E-027</text:p>
          </table:table-cell>
          <table:table-cell office:value-type="float" office:value="1E-178" calcext:value-type="float">
            <text:p>1.00E-178</text:p>
          </table:table-cell>
          <table:table-cell office:value-type="string" calcext:value-type="string">
            <text:p>NO</text:p>
          </table:table-cell>
          <table:table-cell table:style-name="ce3" office:value-type="float" office:value="1E-029" calcext:value-type="float">
            <text:p>1.00E-029</text:p>
          </table:table-cell>
          <table:table-cell office:value-type="string" calcext:value-type="string">
            <text:p>NO</text:p>
          </table:table-cell>
          <table:table-cell office:value-type="float" office:value="2E-022" calcext:value-type="float">
            <text:p>2.00E-022</text:p>
          </table:table-cell>
          <table:table-cell office:value-type="float" office:value="2E-079" calcext:value-type="float">
            <text:p>2.00E-079</text:p>
          </table:table-cell>
          <table:table-cell office:value-type="float" office:value="2E-028" calcext:value-type="float">
            <text:p>2.00E-0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65" calcext:value-type="float">
            <text:p>1.00E-065</text:p>
          </table:table-cell>
          <table:table-cell office:value-type="float" office:value="6E-145" calcext:value-type="float">
            <text:p>6.00E-145</text:p>
          </table:table-cell>
          <table:table-cell office:value-type="float" office:value="1E-041" calcext:value-type="float">
            <text:p>1.00E-041</text:p>
          </table:table-cell>
          <table:table-cell office:value-type="float" office:value="0" calcext:value-type="float">
            <text:p>0</text:p>
          </table:table-cell>
          <table:table-cell office:value-type="float" office:value="3E-045" calcext:value-type="float">
            <text:p>3.00E-045</text:p>
          </table:table-cell>
          <table:table-cell office:value-type="float" office:value="3E-055" calcext:value-type="float">
            <text:p>3.00E-055</text:p>
          </table:table-cell>
          <table:table-cell office:value-type="float" office:value="3E-021" calcext:value-type="float">
            <text:p>3.00E-021</text:p>
          </table:table-cell>
          <table:table-cell office:value-type="float" office:value="1E-043" calcext:value-type="float">
            <text:p>1.00E-043</text:p>
          </table:table-cell>
          <table:table-cell office:value-type="float" office:value="7E-058" calcext:value-type="float">
            <text:p>7.00E-058</text:p>
          </table:table-cell>
          <table:table-cell office:value-type="float" office:value="4E-050" calcext:value-type="float">
            <text:p>4.00E-050</text:p>
          </table:table-cell>
        </table:table-row>
        <table:table-row table:style-name="ro1">
          <table:table-cell office:value-type="string" calcext:value-type="string">
            <text:p>Saccharomyces_cerevisiae</text:p>
          </table:table-cell>
          <table:table-cell office:value-type="float" office:value="3E-051" calcext:value-type="float">
            <text:p>3.00E-051</text:p>
          </table:table-cell>
          <table:table-cell table:style-name="ce3" office:value-type="float" office:value="1E-077" calcext:value-type="float">
            <text:p>1.00E-077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4E-066" calcext:value-type="float">
            <text:p>4.00E-066</text:p>
          </table:table-cell>
          <table:table-cell office:value-type="float" office:value="7E-062" calcext:value-type="float">
            <text:p>7.00E-062</text:p>
          </table:table-cell>
          <table:table-cell office:value-type="float" office:value="1E-102" calcext:value-type="float">
            <text:p>1.00E-102</text:p>
          </table:table-cell>
          <table:table-cell office:value-type="float" office:value="2E-159" calcext:value-type="float">
            <text:p>2.00E-159</text:p>
          </table:table-cell>
          <table:table-cell table:style-name="ce3" office:value-type="float" office:value="1E-025" calcext:value-type="float">
            <text:p>1.00E-025</text:p>
          </table:table-cell>
          <table:table-cell office:value-type="float" office:value="1E-066" calcext:value-type="float">
            <text:p>1.00E-066</text:p>
          </table:table-cell>
          <table:table-cell office:value-type="float" office:value="1E-025" calcext:value-type="float">
            <text:p>1.00E-025</text:p>
          </table:table-cell>
          <table:table-cell office:value-type="float" office:value="5E-023" calcext:value-type="float">
            <text:p>5.00E-023</text:p>
          </table:table-cell>
          <table:table-cell office:value-type="float" office:value="2E-049" calcext:value-type="float">
            <text:p>2.00E-049</text:p>
          </table:table-cell>
          <table:table-cell office:value-type="float" office:value="3E-033" calcext:value-type="float">
            <text:p>3.00E-033</text:p>
          </table:table-cell>
          <table:table-cell office:value-type="float" office:value="3E-031" calcext:value-type="float">
            <text:p>3.00E-031</text:p>
          </table:table-cell>
          <table:table-cell office:value-type="float" office:value="6E-083" calcext:value-type="float">
            <text:p>6.00E-083</text:p>
          </table:table-cell>
          <table:table-cell office:value-type="float" office:value="2E-023" calcext:value-type="float">
            <text:p>2.00E-023</text:p>
          </table:table-cell>
          <table:table-cell office:value-type="float" office:value="5E-129" calcext:value-type="float">
            <text:p>5.00E-129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2E-128" calcext:value-type="float">
            <text:p>2.00E-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" office:value-type="float" office:value="1E-029" calcext:value-type="float">
            <text:p>1.00E-0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E-153" calcext:value-type="float">
            <text:p>1.00E-1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1E-152" calcext:value-type="float">
            <text:p>1.00E-152</text:p>
          </table:table-cell>
        </table:table-row>
        <table:table-row table:style-name="ro1">
          <table:table-cell office:value-type="string" calcext:value-type="string">
            <text:p>Schizosaccharomyces_cryophilus</text:p>
          </table:table-cell>
          <table:table-cell office:value-type="float" office:value="9E-040" calcext:value-type="float">
            <text:p>9.00E-040</text:p>
          </table:table-cell>
          <table:table-cell table:style-name="ce3" office:value-type="float" office:value="2E-163" calcext:value-type="float">
            <text:p>2.00E-163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9E-023" calcext:value-type="float">
            <text:p>9.00E-023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7E-094" calcext:value-type="float">
            <text:p>7.00E-094</text:p>
          </table:table-cell>
          <table:table-cell office:value-type="float" office:value="5E-075" calcext:value-type="float">
            <text:p>5.00E-075</text:p>
          </table:table-cell>
          <table:table-cell office:value-type="float" office:value="3E-145" calcext:value-type="float">
            <text:p>3.00E-145</text:p>
          </table:table-cell>
          <table:table-cell office:value-type="float" office:value="2E-175" calcext:value-type="float">
            <text:p>2.00E-175</text:p>
          </table:table-cell>
          <table:table-cell table:style-name="ce3" office:value-type="float" office:value="8E-095" calcext:value-type="float">
            <text:p>8.00E-095</text:p>
          </table:table-cell>
          <table:table-cell office:value-type="float" office:value="5E-096" calcext:value-type="float">
            <text:p>5.00E-096</text:p>
          </table:table-cell>
          <table:table-cell office:value-type="float" office:value="2E-054" calcext:value-type="float">
            <text:p>2.00E-054</text:p>
          </table:table-cell>
          <table:table-cell office:value-type="float" office:value="2E-077" calcext:value-type="float">
            <text:p>2.00E-077</text:p>
          </table:table-cell>
          <table:table-cell office:value-type="float" office:value="2E-054" calcext:value-type="float">
            <text:p>2.00E-054</text:p>
          </table:table-cell>
          <table:table-cell office:value-type="float" office:value="7E-032" calcext:value-type="float">
            <text:p>7.00E-032</text:p>
          </table:table-cell>
          <table:table-cell office:value-type="float" office:value="4E-028" calcext:value-type="float">
            <text:p>4.00E-028</text:p>
          </table:table-cell>
          <table:table-cell office:value-type="float" office:value="8E-106" calcext:value-type="float">
            <text:p>8.00E-106</text:p>
          </table:table-cell>
          <table:table-cell office:value-type="float" office:value="2E-037" calcext:value-type="float">
            <text:p>2.00E-037</text:p>
          </table:table-cell>
          <table:table-cell office:value-type="float" office:value="4E-141" calcext:value-type="float">
            <text:p>4.00E-141</text:p>
          </table:table-cell>
          <table:table-cell office:value-type="float" office:value="1E-076" calcext:value-type="float">
            <text:p>1.00E-076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26" calcext:value-type="float">
            <text:p>3.00E-026</text:p>
          </table:table-cell>
          <table:table-cell office:value-type="string" calcext:value-type="string">
            <text:p>NO</text:p>
          </table:table-cell>
          <table:table-cell office:value-type="float" office:value="2E-055" calcext:value-type="float">
            <text:p>2.00E-055</text:p>
          </table:table-cell>
          <table:table-cell office:value-type="float" office:value="2E-036" calcext:value-type="float">
            <text:p>2.00E-036</text:p>
          </table:table-cell>
          <table:table-cell office:value-type="float" office:value="2E-139" calcext:value-type="float">
            <text:p>2.00E-13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94" calcext:value-type="float">
            <text:p>1.00E-09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E-035" calcext:value-type="float">
            <text:p>3.00E-035</text:p>
          </table:table-cell>
          <table:table-cell table:style-name="ce3" office:value-type="float" office:value="1E-022" calcext:value-type="float">
            <text:p>1.00E-022</text:p>
          </table:table-cell>
          <table:table-cell office:value-type="float" office:value="8E-082" calcext:value-type="float">
            <text:p>8.00E-082</text:p>
          </table:table-cell>
          <table:table-cell office:value-type="float" office:value="5E-076" calcext:value-type="float">
            <text:p>5.00E-076</text:p>
          </table:table-cell>
          <table:table-cell office:value-type="float" office:value="1E-097" calcext:value-type="float">
            <text:p>1.00E-097</text:p>
          </table:table-cell>
          <table:table-cell office:value-type="float" office:value="6E-066" calcext:value-type="float">
            <text:p>6.00E-066</text:p>
          </table:table-cell>
          <table:table-cell office:value-type="float" office:value="1E-057" calcext:value-type="float">
            <text:p>1.00E-057</text:p>
          </table:table-cell>
          <table:table-cell office:value-type="float" office:value="6E-036" calcext:value-type="float">
            <text:p>6.00E-036</text:p>
          </table:table-cell>
        </table:table-row>
        <table:table-row table:style-name="ro1">
          <table:table-cell office:value-type="string" calcext:value-type="string">
            <text:p>Schizosaccharomyces_japonicus</text:p>
          </table:table-cell>
          <table:table-cell office:value-type="float" office:value="1E-038" calcext:value-type="float">
            <text:p>1.00E-038</text:p>
          </table:table-cell>
          <table:table-cell table:style-name="ce3" office:value-type="float" office:value="1E-169" calcext:value-type="float">
            <text:p>1.00E-169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2E-023" calcext:value-type="float">
            <text:p>2.00E-023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5E-097" calcext:value-type="float">
            <text:p>5.00E-097</text:p>
          </table:table-cell>
          <table:table-cell office:value-type="float" office:value="3E-070" calcext:value-type="float">
            <text:p>3.00E-070</text:p>
          </table:table-cell>
          <table:table-cell office:value-type="float" office:value="2E-142" calcext:value-type="float">
            <text:p>2.00E-142</text:p>
          </table:table-cell>
          <table:table-cell office:value-type="float" office:value="5E-177" calcext:value-type="float">
            <text:p>5.00E-177</text:p>
          </table:table-cell>
          <table:table-cell table:style-name="ce3" office:value-type="float" office:value="6E-093" calcext:value-type="float">
            <text:p>6.00E-093</text:p>
          </table:table-cell>
          <table:table-cell office:value-type="float" office:value="6E-091" calcext:value-type="float">
            <text:p>6.00E-091</text:p>
          </table:table-cell>
          <table:table-cell office:value-type="float" office:value="5E-052" calcext:value-type="float">
            <text:p>5.00E-052</text:p>
          </table:table-cell>
          <table:table-cell office:value-type="float" office:value="3E-060" calcext:value-type="float">
            <text:p>3.00E-060</text:p>
          </table:table-cell>
          <table:table-cell office:value-type="float" office:value="7E-060" calcext:value-type="float">
            <text:p>7.00E-060</text:p>
          </table:table-cell>
          <table:table-cell office:value-type="float" office:value="6E-034" calcext:value-type="float">
            <text:p>6.00E-03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E-102" calcext:value-type="float">
            <text:p>3.00E-102</text:p>
          </table:table-cell>
          <table:table-cell office:value-type="float" office:value="5E-040" calcext:value-type="float">
            <text:p>5.00E-040</text:p>
          </table:table-cell>
          <table:table-cell office:value-type="float" office:value="2E-140" calcext:value-type="float">
            <text:p>2.00E-140</text:p>
          </table:table-cell>
          <table:table-cell office:value-type="float" office:value="1E-088" calcext:value-type="float">
            <text:p>1.00E-088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22" calcext:value-type="float">
            <text:p>2.00E-022</text:p>
          </table:table-cell>
          <table:table-cell office:value-type="string" calcext:value-type="string">
            <text:p>NO</text:p>
          </table:table-cell>
          <table:table-cell office:value-type="float" office:value="8E-024" calcext:value-type="float">
            <text:p>8.00E-024</text:p>
          </table:table-cell>
          <table:table-cell office:value-type="float" office:value="6E-041" calcext:value-type="float">
            <text:p>6.00E-041</text:p>
          </table:table-cell>
          <table:table-cell office:value-type="float" office:value="1E-137" calcext:value-type="float">
            <text:p>1.00E-137</text:p>
          </table:table-cell>
          <table:table-cell table:style-name="ce3" office:value-type="float" office:value="9E-021" calcext:value-type="float">
            <text:p>9.00E-021</text:p>
          </table:table-cell>
          <table:table-cell table:style-name="ce3" office:value-type="float" office:value="1E-020" calcext:value-type="float">
            <text:p>1.00E-020</text:p>
          </table:table-cell>
          <table:table-cell office:value-type="float" office:value="1E-088" calcext:value-type="float">
            <text:p>1.00E-0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E-060" calcext:value-type="float">
            <text:p>3.00E-060</text:p>
          </table:table-cell>
          <table:table-cell table:style-name="ce3" office:value-type="float" office:value="5E-024" calcext:value-type="float">
            <text:p>5.00E-024</text:p>
          </table:table-cell>
          <table:table-cell office:value-type="float" office:value="1E-085" calcext:value-type="float">
            <text:p>1.00E-085</text:p>
          </table:table-cell>
          <table:table-cell office:value-type="float" office:value="1E-079" calcext:value-type="float">
            <text:p>1.00E-079</text:p>
          </table:table-cell>
          <table:table-cell office:value-type="float" office:value="3E-100" calcext:value-type="float">
            <text:p>3.00E-100</text:p>
          </table:table-cell>
          <table:table-cell office:value-type="float" office:value="8E-063" calcext:value-type="float">
            <text:p>8.00E-063</text:p>
          </table:table-cell>
          <table:table-cell office:value-type="float" office:value="4E-053" calcext:value-type="float">
            <text:p>4.00E-053</text:p>
          </table:table-cell>
          <table:table-cell office:value-type="float" office:value="1E-035" calcext:value-type="float">
            <text:p>1.00E-035</text:p>
          </table:table-cell>
        </table:table-row>
        <table:table-row table:style-name="ro1">
          <table:table-cell office:value-type="string" calcext:value-type="string">
            <text:p>Schizosaccharomyces_octosporus</text:p>
          </table:table-cell>
          <table:table-cell office:value-type="float" office:value="2E-039" calcext:value-type="float">
            <text:p>2.00E-039</text:p>
          </table:table-cell>
          <table:table-cell table:style-name="ce3" office:value-type="float" office:value="3E-164" calcext:value-type="float">
            <text:p>3.00E-164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7E-021" calcext:value-type="float">
            <text:p>7.00E-021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2E-094" calcext:value-type="float">
            <text:p>2.00E-094</text:p>
          </table:table-cell>
          <table:table-cell office:value-type="float" office:value="3E-075" calcext:value-type="float">
            <text:p>3.00E-075</text:p>
          </table:table-cell>
          <table:table-cell office:value-type="float" office:value="2E-147" calcext:value-type="float">
            <text:p>2.00E-147</text:p>
          </table:table-cell>
          <table:table-cell office:value-type="float" office:value="4E-172" calcext:value-type="float">
            <text:p>4.00E-172</text:p>
          </table:table-cell>
          <table:table-cell table:style-name="ce3" office:value-type="float" office:value="4E-087" calcext:value-type="float">
            <text:p>4.00E-087</text:p>
          </table:table-cell>
          <table:table-cell office:value-type="float" office:value="3E-096" calcext:value-type="float">
            <text:p>3.00E-096</text:p>
          </table:table-cell>
          <table:table-cell office:value-type="float" office:value="8E-055" calcext:value-type="float">
            <text:p>8.00E-055</text:p>
          </table:table-cell>
          <table:table-cell office:value-type="float" office:value="4E-075" calcext:value-type="float">
            <text:p>4.00E-075</text:p>
          </table:table-cell>
          <table:table-cell office:value-type="float" office:value="3E-056" calcext:value-type="float">
            <text:p>3.00E-056</text:p>
          </table:table-cell>
          <table:table-cell office:value-type="float" office:value="4E-031" calcext:value-type="float">
            <text:p>4.00E-031</text:p>
          </table:table-cell>
          <table:table-cell office:value-type="float" office:value="4E-043" calcext:value-type="float">
            <text:p>4.00E-043</text:p>
          </table:table-cell>
          <table:table-cell office:value-type="float" office:value="7E-104" calcext:value-type="float">
            <text:p>7.00E-104</text:p>
          </table:table-cell>
          <table:table-cell office:value-type="float" office:value="1E-037" calcext:value-type="float">
            <text:p>1.00E-037</text:p>
          </table:table-cell>
          <table:table-cell office:value-type="float" office:value="3E-140" calcext:value-type="float">
            <text:p>3.00E-140</text:p>
          </table:table-cell>
          <table:table-cell office:value-type="float" office:value="8E-074" calcext:value-type="float">
            <text:p>8.00E-074</text:p>
          </table:table-cell>
          <table:table-cell office:value-type="string" calcext:value-type="string">
            <text:p>NO</text:p>
          </table:table-cell>
          <table:table-cell table:style-name="ce3" office:value-type="float" office:value="5E-027" calcext:value-type="float">
            <text:p>5.00E-027</text:p>
          </table:table-cell>
          <table:table-cell office:value-type="string" calcext:value-type="string">
            <text:p>NO</text:p>
          </table:table-cell>
          <table:table-cell office:value-type="float" office:value="3E-051" calcext:value-type="float">
            <text:p>3.00E-051</text:p>
          </table:table-cell>
          <table:table-cell office:value-type="float" office:value="1E-036" calcext:value-type="float">
            <text:p>1.00E-036</text:p>
          </table:table-cell>
          <table:table-cell office:value-type="float" office:value="2E-138" calcext:value-type="float">
            <text:p>2.00E-1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95" calcext:value-type="float">
            <text:p>1.00E-09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E-033" calcext:value-type="float">
            <text:p>1.00E-033</text:p>
          </table:table-cell>
          <table:table-cell office:value-type="float" office:value="0" calcext:value-type="float">
            <text:p>0</text:p>
          </table:table-cell>
          <table:table-cell office:value-type="float" office:value="6E-083" calcext:value-type="float">
            <text:p>6.00E-083</text:p>
          </table:table-cell>
          <table:table-cell office:value-type="float" office:value="6E-075" calcext:value-type="float">
            <text:p>6.00E-075</text:p>
          </table:table-cell>
          <table:table-cell office:value-type="float" office:value="6E-102" calcext:value-type="float">
            <text:p>6.00E-102</text:p>
          </table:table-cell>
          <table:table-cell office:value-type="float" office:value="2E-066" calcext:value-type="float">
            <text:p>2.00E-066</text:p>
          </table:table-cell>
          <table:table-cell office:value-type="float" office:value="6E-057" calcext:value-type="float">
            <text:p>6.00E-057</text:p>
          </table:table-cell>
          <table:table-cell office:value-type="float" office:value="1E-036" calcext:value-type="float">
            <text:p>1.00E-036</text:p>
          </table:table-cell>
        </table:table-row>
        <table:table-row table:style-name="ro1">
          <table:table-cell office:value-type="string" calcext:value-type="string">
            <text:p>Schizosaccharomyces_pombe</text:p>
          </table:table-cell>
          <table:table-cell office:value-type="float" office:value="3E-040" calcext:value-type="float">
            <text:p>3.00E-040</text:p>
          </table:table-cell>
          <table:table-cell table:style-name="ce3" office:value-type="float" office:value="4E-069" calcext:value-type="float">
            <text:p>4.00E-069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5E-091" calcext:value-type="float">
            <text:p>5.00E-091</text:p>
          </table:table-cell>
          <table:table-cell office:value-type="float" office:value="3E-071" calcext:value-type="float">
            <text:p>3.00E-071</text:p>
          </table:table-cell>
          <table:table-cell office:value-type="float" office:value="2E-147" calcext:value-type="float">
            <text:p>2.00E-147</text:p>
          </table:table-cell>
          <table:table-cell office:value-type="float" office:value="2E-178" calcext:value-type="float">
            <text:p>2.00E-178</text:p>
          </table:table-cell>
          <table:table-cell table:style-name="ce3" office:value-type="float" office:value="4E-085" calcext:value-type="float">
            <text:p>4.00E-085</text:p>
          </table:table-cell>
          <table:table-cell office:value-type="float" office:value="1E-093" calcext:value-type="float">
            <text:p>1.00E-093</text:p>
          </table:table-cell>
          <table:table-cell office:value-type="float" office:value="3E-054" calcext:value-type="float">
            <text:p>3.00E-054</text:p>
          </table:table-cell>
          <table:table-cell office:value-type="float" office:value="2E-077" calcext:value-type="float">
            <text:p>2.00E-077</text:p>
          </table:table-cell>
          <table:table-cell office:value-type="float" office:value="7E-060" calcext:value-type="float">
            <text:p>7.00E-060</text:p>
          </table:table-cell>
          <table:table-cell office:value-type="float" office:value="2E-031" calcext:value-type="float">
            <text:p>2.00E-031</text:p>
          </table:table-cell>
          <table:table-cell office:value-type="float" office:value="1E-028" calcext:value-type="float">
            <text:p>1.00E-028</text:p>
          </table:table-cell>
          <table:table-cell office:value-type="float" office:value="5E-103" calcext:value-type="float">
            <text:p>5.00E-103</text:p>
          </table:table-cell>
          <table:table-cell office:value-type="float" office:value="1E-035" calcext:value-type="float">
            <text:p>1.00E-035</text:p>
          </table:table-cell>
          <table:table-cell office:value-type="float" office:value="3E-142" calcext:value-type="float">
            <text:p>3.00E-142</text:p>
          </table:table-cell>
          <table:table-cell office:value-type="float" office:value="1E-066" calcext:value-type="float">
            <text:p>1.00E-066</text:p>
          </table:table-cell>
          <table:table-cell office:value-type="string" calcext:value-type="string">
            <text:p>NO</text:p>
          </table:table-cell>
          <table:table-cell table:style-name="ce3" office:value-type="float" office:value="3E-022" calcext:value-type="float">
            <text:p>3.00E-022</text:p>
          </table:table-cell>
          <table:table-cell office:value-type="string" calcext:value-type="string">
            <text:p>NO</text:p>
          </table:table-cell>
          <table:table-cell office:value-type="float" office:value="3E-025" calcext:value-type="float">
            <text:p>3.00E-025</text:p>
          </table:table-cell>
          <table:table-cell office:value-type="float" office:value="6E-037" calcext:value-type="float">
            <text:p>6.00E-037</text:p>
          </table:table-cell>
          <table:table-cell office:value-type="float" office:value="1E-140" calcext:value-type="float">
            <text:p>1.00E-140</text:p>
          </table:table-cell>
          <table:table-cell table:style-name="ce3" office:value-type="float" office:value="2E-022" calcext:value-type="float">
            <text:p>2.00E-022</text:p>
          </table:table-cell>
          <table:table-cell office:value-type="string" calcext:value-type="string">
            <text:p>NO</text:p>
          </table:table-cell>
          <table:table-cell office:value-type="float" office:value="2E-099" calcext:value-type="float">
            <text:p>2.00E-09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5E-023" calcext:value-type="float">
            <text:p>5.00E-023</text:p>
          </table:table-cell>
          <table:table-cell office:value-type="float" office:value="3E-084" calcext:value-type="float">
            <text:p>3.00E-084</text:p>
          </table:table-cell>
          <table:table-cell office:value-type="float" office:value="8E-074" calcext:value-type="float">
            <text:p>8.00E-074</text:p>
          </table:table-cell>
          <table:table-cell office:value-type="float" office:value="7E-101" calcext:value-type="float">
            <text:p>7.00E-101</text:p>
          </table:table-cell>
          <table:table-cell office:value-type="float" office:value="4E-066" calcext:value-type="float">
            <text:p>4.00E-066</text:p>
          </table:table-cell>
          <table:table-cell office:value-type="float" office:value="2E-051" calcext:value-type="float">
            <text:p>2.00E-051</text:p>
          </table:table-cell>
          <table:table-cell office:value-type="float" office:value="2E-036" calcext:value-type="float">
            <text:p>2.00E-036</text:p>
          </table:table-cell>
        </table:table-row>
        <table:table-row table:style-name="ro1">
          <table:table-cell office:value-type="string" calcext:value-type="string">
            <text:p>Sclerotinia_sclerotiorum</text:p>
          </table:table-cell>
          <table:table-cell office:value-type="float" office:value="2E-071" calcext:value-type="float">
            <text:p>2.00E-07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4E-058" calcext:value-type="float">
            <text:p>4.00E-058</text:p>
          </table:table-cell>
          <table:table-cell office:value-type="string" calcext:value-type="string">
            <text:p>NO</text:p>
          </table:table-cell>
          <table:table-cell office:value-type="float" office:value="1E-134" calcext:value-type="float">
            <text:p>1.00E-134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E-108" calcext:value-type="float">
            <text:p>1.00E-108</text:p>
          </table:table-cell>
          <table:table-cell office:value-type="float" office:value="3E-068" calcext:value-type="float">
            <text:p>3.00E-068</text:p>
          </table:table-cell>
          <table:table-cell office:value-type="float" office:value="1E-063" calcext:value-type="float">
            <text:p>1.00E-063</text:p>
          </table:table-cell>
          <table:table-cell office:value-type="float" office:value="2E-060" calcext:value-type="float">
            <text:p>2.00E-060</text:p>
          </table:table-cell>
          <table:table-cell office:value-type="float" office:value="1E-040" calcext:value-type="float">
            <text:p>1.00E-040</text:p>
          </table:table-cell>
          <table:table-cell office:value-type="float" office:value="4E-028" calcext:value-type="float">
            <text:p>4.00E-0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5E-039" calcext:value-type="float">
            <text:p>5.00E-039</text:p>
          </table:table-cell>
          <table:table-cell office:value-type="float" office:value="2E-035" calcext:value-type="float">
            <text:p>2.00E-035</text:p>
          </table:table-cell>
          <table:table-cell table:style-name="ce3" office:value-type="float" office:value="7E-046" calcext:value-type="float">
            <text:p>7.00E-04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6E-038" calcext:value-type="float">
            <text:p>6.00E-038</text:p>
          </table:table-cell>
          <table:table-cell office:value-type="float" office:value="7E-090" calcext:value-type="float">
            <text:p>7.00E-090</text:p>
          </table:table-cell>
          <table:table-cell office:value-type="float" office:value="2E-037" calcext:value-type="float">
            <text:p>2.00E-0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82" calcext:value-type="float">
            <text:p>2.00E-082</text:p>
          </table:table-cell>
          <table:table-cell office:value-type="float" office:value="4E-177" calcext:value-type="float">
            <text:p>4.00E-177</text:p>
          </table:table-cell>
          <table:table-cell office:value-type="float" office:value="2E-038" calcext:value-type="float">
            <text:p>2.00E-038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9E-059" calcext:value-type="float">
            <text:p>9.00E-059</text:p>
          </table:table-cell>
          <table:table-cell office:value-type="float" office:value="5E-021" calcext:value-type="float">
            <text:p>5.00E-021</text:p>
          </table:table-cell>
          <table:table-cell office:value-type="float" office:value="7E-059" calcext:value-type="float">
            <text:p>7.00E-059</text:p>
          </table:table-cell>
          <table:table-cell office:value-type="float" office:value="7E-021" calcext:value-type="float">
            <text:p>7.00E-021</text:p>
          </table:table-cell>
          <table:table-cell office:value-type="float" office:value="4E-051" calcext:value-type="float">
            <text:p>4.00E-051</text:p>
          </table:table-cell>
        </table:table-row>
        <table:table-row table:style-name="ro1">
          <table:table-cell office:value-type="string" calcext:value-type="string">
            <text:p>Sporisorium_reilianum</text:p>
          </table:table-cell>
          <table:table-cell office:value-type="float" office:value="3E-048" calcext:value-type="float">
            <text:p>3.00E-048</text:p>
          </table:table-cell>
          <table:table-cell table:style-name="ce3" office:value-type="float" office:value="5E-024" calcext:value-type="float">
            <text:p>5.00E-024</text:p>
          </table:table-cell>
          <table:table-cell office:value-type="float" office:value="3E-098" calcext:value-type="float">
            <text:p>3.00E-098</text:p>
          </table:table-cell>
          <table:table-cell table:style-name="ce3" office:value-type="float" office:value="2E-022" calcext:value-type="float">
            <text:p>2.00E-022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2E-091" calcext:value-type="float">
            <text:p>2.00E-091</text:p>
          </table:table-cell>
          <table:table-cell office:value-type="float" office:value="1E-060" calcext:value-type="float">
            <text:p>1.00E-060</text:p>
          </table:table-cell>
          <table:table-cell office:value-type="float" office:value="2E-022" calcext:value-type="float">
            <text:p>2.00E-022</text:p>
          </table:table-cell>
          <table:table-cell office:value-type="float" office:value="4E-146" calcext:value-type="float">
            <text:p>4.00E-146</text:p>
          </table:table-cell>
          <table:table-cell table:style-name="ce3" office:value-type="float" office:value="9E-031" calcext:value-type="float">
            <text:p>9.00E-031</text:p>
          </table:table-cell>
          <table:table-cell office:value-type="float" office:value="2E-058" calcext:value-type="float">
            <text:p>2.00E-058</text:p>
          </table:table-cell>
          <table:table-cell office:value-type="float" office:value="7E-059" calcext:value-type="float">
            <text:p>7.00E-059</text:p>
          </table:table-cell>
          <table:table-cell office:value-type="float" office:value="9E-022" calcext:value-type="float">
            <text:p>9.00E-022</text:p>
          </table:table-cell>
          <table:table-cell office:value-type="float" office:value="8E-026" calcext:value-type="float">
            <text:p>8.00E-026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1E-025" calcext:value-type="float">
            <text:p>1.00E-025</text:p>
          </table:table-cell>
          <table:table-cell office:value-type="float" office:value="1E-096" calcext:value-type="float">
            <text:p>1.00E-096</text:p>
          </table:table-cell>
          <table:table-cell office:value-type="float" office:value="7E-023" calcext:value-type="float">
            <text:p>7.00E-023</text:p>
          </table:table-cell>
          <table:table-cell office:value-type="float" office:value="3E-041" calcext:value-type="float">
            <text:p>3.00E-041</text:p>
          </table:table-cell>
          <table:table-cell office:value-type="float" office:value="1E-023" calcext:value-type="float">
            <text:p>1.00E-023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6E-021" calcext:value-type="float">
            <text:p>6.00E-021</text:p>
          </table:table-cell>
          <table:table-cell office:value-type="float" office:value="1E-025" calcext:value-type="float">
            <text:p>1.00E-025</text:p>
          </table:table-cell>
          <table:table-cell office:value-type="float" office:value="1E-041" calcext:value-type="float">
            <text:p>1.00E-0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67" calcext:value-type="float">
            <text:p>2.00E-0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E-063" calcext:value-type="float">
            <text:p>1.00E-063</text:p>
          </table:table-cell>
          <table:table-cell office:value-type="float" office:value="3E-067" calcext:value-type="float">
            <text:p>3.00E-067</text:p>
          </table:table-cell>
          <table:table-cell office:value-type="float" office:value="2E-072" calcext:value-type="float">
            <text:p>2.00E-072</text:p>
          </table:table-cell>
          <table:table-cell office:value-type="float" office:value="6E-049" calcext:value-type="float">
            <text:p>6.00E-049</text:p>
          </table:table-cell>
          <table:table-cell office:value-type="float" office:value="1E-024" calcext:value-type="float">
            <text:p>1.00E-024</text:p>
          </table:table-cell>
          <table:table-cell office:value-type="float" office:value="3E-044" calcext:value-type="float">
            <text:p>3.00E-044</text:p>
          </table:table-cell>
        </table:table-row>
        <table:table-row table:style-name="ro1">
          <table:table-cell office:value-type="string" calcext:value-type="string">
            <text:p>Trichoderma_reesei</text:p>
          </table:table-cell>
          <table:table-cell office:value-type="float" office:value="3E-090" calcext:value-type="float">
            <text:p>3.00E-090</text:p>
          </table:table-cell>
          <table:table-cell office:value-type="float" office:value="0" calcext:value-type="float">
            <text:p>0</text:p>
          </table:table-cell>
          <table:table-cell office:value-type="float" office:value="9E-173" calcext:value-type="float">
            <text:p>9.00E-173</text:p>
          </table:table-cell>
          <table:table-cell office:value-type="float" office:value="0" calcext:value-type="float">
            <text:p>0</text:p>
          </table:table-cell>
          <table:table-cell office:value-type="float" office:value="4E-043" calcext:value-type="float">
            <text:p>4.00E-043</text:p>
          </table:table-cell>
          <table:table-cell office:value-type="float" office:value="0" calcext:value-type="float">
            <text:p>0</text:p>
          </table:table-cell>
          <table:table-cell office:value-type="float" office:value="2E-138" calcext:value-type="float">
            <text:p>2.00E-1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E-137" calcext:value-type="float">
            <text:p>2.00E-137</text:p>
          </table:table-cell>
          <table:table-cell office:value-type="float" office:value="2E-073" calcext:value-type="float">
            <text:p>2.00E-073</text:p>
          </table:table-cell>
          <table:table-cell office:value-type="float" office:value="1E-144" calcext:value-type="float">
            <text:p>1.00E-144</text:p>
          </table:table-cell>
          <table:table-cell office:value-type="float" office:value="3E-165" calcext:value-type="float">
            <text:p>3.00E-165</text:p>
          </table:table-cell>
          <table:table-cell office:value-type="float" office:value="2E-041" calcext:value-type="float">
            <text:p>2.00E-041</text:p>
          </table:table-cell>
          <table:table-cell office:value-type="float" office:value="3E-025" calcext:value-type="float">
            <text:p>3.00E-025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2E-101" calcext:value-type="float">
            <text:p>2.00E-101</text:p>
          </table:table-cell>
          <table:table-cell office:value-type="float" office:value="4E-142" calcext:value-type="float">
            <text:p>4.00E-142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2E-045" calcext:value-type="float">
            <text:p>2.00E-0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9E-025" calcext:value-type="float">
            <text:p>9.00E-025</text:p>
          </table:table-cell>
          <table:table-cell office:value-type="float" office:value="3E-081" calcext:value-type="float">
            <text:p>3.00E-081</text:p>
          </table:table-cell>
          <table:table-cell office:value-type="float" office:value="2E-140" calcext:value-type="float">
            <text:p>2.00E-140</text:p>
          </table:table-cell>
          <table:table-cell table:style-name="ce3" office:value-type="float" office:value="4E-024" calcext:value-type="float">
            <text:p>4.00E-024</text:p>
          </table:table-cell>
          <table:table-cell office:value-type="string" calcext:value-type="string">
            <text:p>NO</text:p>
          </table:table-cell>
          <table:table-cell office:value-type="float" office:value="5E-087" calcext:value-type="float">
            <text:p>5.00E-087</text:p>
          </table:table-cell>
          <table:table-cell office:value-type="float" office:value="2E-169" calcext:value-type="float">
            <text:p>2.00E-169</text:p>
          </table:table-cell>
          <table:table-cell office:value-type="float" office:value="2E-027" calcext:value-type="float">
            <text:p>2.00E-027</text:p>
          </table:table-cell>
          <table:table-cell office:value-type="float" office:value="0" calcext:value-type="float">
            <text:p>0</text:p>
          </table:table-cell>
          <table:table-cell office:value-type="float" office:value="1E-060" calcext:value-type="float">
            <text:p>1.00E-060</text:p>
          </table:table-cell>
          <table:table-cell office:value-type="float" office:value="2E-055" calcext:value-type="float">
            <text:p>2.00E-055</text:p>
          </table:table-cell>
          <table:table-cell office:value-type="float" office:value="5E-105" calcext:value-type="float">
            <text:p>5.00E-105</text:p>
          </table:table-cell>
          <table:table-cell office:value-type="float" office:value="8E-067" calcext:value-type="float">
            <text:p>8.00E-067</text:p>
          </table:table-cell>
          <table:table-cell office:value-type="float" office:value="1E-056" calcext:value-type="float">
            <text:p>1.00E-056</text:p>
          </table:table-cell>
          <table:table-cell office:value-type="float" office:value="9E-051" calcext:value-type="float">
            <text:p>9.00E-051</text:p>
          </table:table-cell>
        </table:table-row>
        <table:table-row table:style-name="ro1">
          <table:table-cell office:value-type="string" calcext:value-type="string">
            <text:p>Trichoderma_virens</text:p>
          </table:table-cell>
          <table:table-cell office:value-type="float" office:value="7E-093" calcext:value-type="float">
            <text:p>7.00E-093</text:p>
          </table:table-cell>
          <table:table-cell office:value-type="float" office:value="0" calcext:value-type="float">
            <text:p>0</text:p>
          </table:table-cell>
          <table:table-cell office:value-type="float" office:value="2E-172" calcext:value-type="float">
            <text:p>2.00E-172</text:p>
          </table:table-cell>
          <table:table-cell office:value-type="float" office:value="0" calcext:value-type="float">
            <text:p>0</text:p>
          </table:table-cell>
          <table:table-cell office:value-type="float" office:value="9E-036" calcext:value-type="float">
            <text:p>9.00E-036</text:p>
          </table:table-cell>
          <table:table-cell office:value-type="float" office:value="0" calcext:value-type="float">
            <text:p>0</text:p>
          </table:table-cell>
          <table:table-cell office:value-type="float" office:value="4E-139" calcext:value-type="float">
            <text:p>4.00E-139</text:p>
          </table:table-cell>
          <table:table-cell office:value-type="float" office:value="2E-022" calcext:value-type="float">
            <text:p>2.00E-0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E-134" calcext:value-type="float">
            <text:p>4.00E-134</text:p>
          </table:table-cell>
          <table:table-cell office:value-type="float" office:value="3E-073" calcext:value-type="float">
            <text:p>3.00E-073</text:p>
          </table:table-cell>
          <table:table-cell office:value-type="float" office:value="2E-163" calcext:value-type="float">
            <text:p>2.00E-163</text:p>
          </table:table-cell>
          <table:table-cell office:value-type="float" office:value="1E-152" calcext:value-type="float">
            <text:p>1.00E-152</text:p>
          </table:table-cell>
          <table:table-cell office:value-type="float" office:value="3E-041" calcext:value-type="float">
            <text:p>3.00E-041</text:p>
          </table:table-cell>
          <table:table-cell office:value-type="float" office:value="6E-025" calcext:value-type="float">
            <text:p>6.00E-025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3E-118" calcext:value-type="float">
            <text:p>3.00E-118</text:p>
          </table:table-cell>
          <table:table-cell office:value-type="float" office:value="5E-038" calcext:value-type="float">
            <text:p>5.00E-038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5E-049" calcext:value-type="float">
            <text:p>5.00E-04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E-023" calcext:value-type="float">
            <text:p>2.00E-023</text:p>
          </table:table-cell>
          <table:table-cell office:value-type="float" office:value="7E-087" calcext:value-type="float">
            <text:p>7.00E-087</text:p>
          </table:table-cell>
          <table:table-cell office:value-type="float" office:value="2E-037" calcext:value-type="float">
            <text:p>2.00E-037</text:p>
          </table:table-cell>
          <table:table-cell table:style-name="ce3" office:value-type="float" office:value="5E-027" calcext:value-type="float">
            <text:p>5.00E-027</text:p>
          </table:table-cell>
          <table:table-cell office:value-type="string" calcext:value-type="string">
            <text:p>NO</text:p>
          </table:table-cell>
          <table:table-cell office:value-type="float" office:value="2E-086" calcext:value-type="float">
            <text:p>2.00E-086</text:p>
          </table:table-cell>
          <table:table-cell office:value-type="float" office:value="9E-169" calcext:value-type="float">
            <text:p>9.00E-169</text:p>
          </table:table-cell>
          <table:table-cell office:value-type="float" office:value="2E-026" calcext:value-type="float">
            <text:p>2.00E-026</text:p>
          </table:table-cell>
          <table:table-cell office:value-type="float" office:value="0" calcext:value-type="float">
            <text:p>0</text:p>
          </table:table-cell>
          <table:table-cell office:value-type="float" office:value="3E-060" calcext:value-type="float">
            <text:p>3.00E-060</text:p>
          </table:table-cell>
          <table:table-cell office:value-type="float" office:value="4E-056" calcext:value-type="float">
            <text:p>4.00E-056</text:p>
          </table:table-cell>
          <table:table-cell office:value-type="float" office:value="8E-023" calcext:value-type="float">
            <text:p>8.00E-023</text:p>
          </table:table-cell>
          <table:table-cell office:value-type="float" office:value="5E-067" calcext:value-type="float">
            <text:p>5.00E-067</text:p>
          </table:table-cell>
          <table:table-cell office:value-type="float" office:value="5E-050" calcext:value-type="float">
            <text:p>5.00E-050</text:p>
          </table:table-cell>
          <table:table-cell office:value-type="float" office:value="4E-053" calcext:value-type="float">
            <text:p>4.00E-053</text:p>
          </table:table-cell>
        </table:table-row>
        <table:table-row table:style-name="ro1">
          <table:table-cell office:value-type="string" calcext:value-type="string">
            <text:p>Tuber_melanosporum</text:p>
          </table:table-cell>
          <table:table-cell office:value-type="float" office:value="4E-065" calcext:value-type="float">
            <text:p>4.00E-065</text:p>
          </table:table-cell>
          <table:table-cell office:value-type="float" office:value="0" calcext:value-type="float">
            <text:p>0</text:p>
          </table:table-cell>
          <table:table-cell office:value-type="float" office:value="1E-151" calcext:value-type="float">
            <text:p>1.00E-151</text:p>
          </table:table-cell>
          <table:table-cell office:value-type="float" office:value="0" calcext:value-type="float">
            <text:p>0</text:p>
          </table:table-cell>
          <table:table-cell office:value-type="float" office:value="8E-050" calcext:value-type="float">
            <text:p>8.00E-050</text:p>
          </table:table-cell>
          <table:table-cell office:value-type="float" office:value="0" calcext:value-type="float">
            <text:p>0</text:p>
          </table:table-cell>
          <table:table-cell office:value-type="float" office:value="1E-096" calcext:value-type="float">
            <text:p>1.00E-096</text:p>
          </table:table-cell>
          <table:table-cell office:value-type="float" office:value="6E-171" calcext:value-type="float">
            <text:p>6.00E-17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E-097" calcext:value-type="float">
            <text:p>1.00E-097</text:p>
          </table:table-cell>
          <table:table-cell office:value-type="float" office:value="1E-072" calcext:value-type="float">
            <text:p>1.00E-072</text:p>
          </table:table-cell>
          <table:table-cell office:value-type="float" office:value="1E-092" calcext:value-type="float">
            <text:p>1.00E-092</text:p>
          </table:table-cell>
          <table:table-cell office:value-type="float" office:value="6E-100" calcext:value-type="float">
            <text:p>6.00E-100</text:p>
          </table:table-cell>
          <table:table-cell office:value-type="float" office:value="3E-034" calcext:value-type="float">
            <text:p>3.00E-034</text:p>
          </table:table-cell>
          <table:table-cell office:value-type="float" office:value="2E-026" calcext:value-type="float">
            <text:p>2.00E-026</text:p>
          </table:table-cell>
          <table:table-cell office:value-type="float" office:value="6E-143" calcext:value-type="float">
            <text:p>6.00E-143</text:p>
          </table:table-cell>
          <table:table-cell office:value-type="float" office:value="1E-050" calcext:value-type="float">
            <text:p>1.00E-050</text:p>
          </table:table-cell>
          <table:table-cell office:value-type="float" office:value="5E-143" calcext:value-type="float">
            <text:p>5.00E-143</text:p>
          </table:table-cell>
          <table:table-cell office:value-type="float" office:value="2E-145" calcext:value-type="float">
            <text:p>2.00E-145</text:p>
          </table:table-cell>
          <table:table-cell table:style-name="ce3" office:value-type="float" office:value="1E-023" calcext:value-type="float">
            <text:p>1.00E-02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1E-115" calcext:value-type="float">
            <text:p>1.00E-115</text:p>
          </table:table-cell>
          <table:table-cell office:value-type="float" office:value="3E-139" calcext:value-type="float">
            <text:p>3.00E-139</text:p>
          </table:table-cell>
          <table:table-cell table:style-name="ce3" office:value-type="float" office:value="5E-025" calcext:value-type="float">
            <text:p>5.00E-025</text:p>
          </table:table-cell>
          <table:table-cell office:value-type="string" calcext:value-type="string">
            <text:p>NO</text:p>
          </table:table-cell>
          <table:table-cell office:value-type="float" office:value="1E-092" calcext:value-type="float">
            <text:p>1.00E-092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3E-029" calcext:value-type="float">
            <text:p>3.00E-029</text:p>
          </table:table-cell>
          <table:table-cell office:value-type="float" office:value="0" calcext:value-type="float">
            <text:p>0</text:p>
          </table:table-cell>
          <table:table-cell office:value-type="float" office:value="7E-073" calcext:value-type="float">
            <text:p>7.00E-073</text:p>
          </table:table-cell>
          <table:table-cell office:value-type="float" office:value="1E-062" calcext:value-type="float">
            <text:p>1.00E-062</text:p>
          </table:table-cell>
          <table:table-cell office:value-type="float" office:value="4E-021" calcext:value-type="float">
            <text:p>4.00E-021</text:p>
          </table:table-cell>
          <table:table-cell office:value-type="float" office:value="6E-061" calcext:value-type="float">
            <text:p>6.00E-061</text:p>
          </table:table-cell>
          <table:table-cell office:value-type="float" office:value="5E-061" calcext:value-type="float">
            <text:p>5.00E-061</text:p>
          </table:table-cell>
          <table:table-cell office:value-type="float" office:value="3E-049" calcext:value-type="float">
            <text:p>3.00E-049</text:p>
          </table:table-cell>
        </table:table-row>
        <table:table-row table:style-name="ro1">
          <table:table-cell office:value-type="string" calcext:value-type="string">
            <text:p>Ustilago_maydis</text:p>
          </table:table-cell>
          <table:table-cell office:value-type="float" office:value="3E-048" calcext:value-type="float">
            <text:p>3.00E-048</text:p>
          </table:table-cell>
          <table:table-cell table:style-name="ce3" office:value-type="float" office:value="1E-031" calcext:value-type="float">
            <text:p>1.00E-031</text:p>
          </table:table-cell>
          <table:table-cell office:value-type="float" office:value="2E-081" calcext:value-type="float">
            <text:p>2.00E-081</text:p>
          </table:table-cell>
          <table:table-cell table:style-name="ce3" office:value-type="float" office:value="4E-024" calcext:value-type="float">
            <text:p>4.00E-024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4E-094" calcext:value-type="float">
            <text:p>4.00E-094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5E-100" calcext:value-type="float">
            <text:p>5.00E-100</text:p>
          </table:table-cell>
          <table:table-cell office:value-type="float" office:value="1E-148" calcext:value-type="float">
            <text:p>1.00E-148</text:p>
          </table:table-cell>
          <table:table-cell table:style-name="ce3" office:value-type="float" office:value="7E-034" calcext:value-type="float">
            <text:p>7.00E-034</text:p>
          </table:table-cell>
          <table:table-cell office:value-type="float" office:value="2E-056" calcext:value-type="float">
            <text:p>2.00E-056</text:p>
          </table:table-cell>
          <table:table-cell office:value-type="float" office:value="5E-060" calcext:value-type="float">
            <text:p>5.00E-060</text:p>
          </table:table-cell>
          <table:table-cell office:value-type="float" office:value="2E-022" calcext:value-type="float">
            <text:p>2.00E-022</text:p>
          </table:table-cell>
          <table:table-cell office:value-type="float" office:value="1E-025" calcext:value-type="float">
            <text:p>1.00E-025</text:p>
          </table:table-cell>
          <table:table-cell office:value-type="float" office:value="9E-021" calcext:value-type="float">
            <text:p>9.00E-021</text:p>
          </table:table-cell>
          <table:table-cell office:value-type="float" office:value="3E-024" calcext:value-type="float">
            <text:p>3.00E-024</text:p>
          </table:table-cell>
          <table:table-cell office:value-type="float" office:value="3E-094" calcext:value-type="float">
            <text:p>3.00E-094</text:p>
          </table:table-cell>
          <table:table-cell office:value-type="float" office:value="1E-029" calcext:value-type="float">
            <text:p>1.00E-029</text:p>
          </table:table-cell>
          <table:table-cell office:value-type="float" office:value="7E-041" calcext:value-type="float">
            <text:p>7.00E-041</text:p>
          </table:table-cell>
          <table:table-cell office:value-type="float" office:value="7E-025" calcext:value-type="float">
            <text:p>7.00E-025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E-023" calcext:value-type="float">
            <text:p>1.00E-023</text:p>
          </table:table-cell>
          <table:table-cell office:value-type="float" office:value="9E-023" calcext:value-type="float">
            <text:p>9.00E-023</text:p>
          </table:table-cell>
          <table:table-cell office:value-type="float" office:value="3E-041" calcext:value-type="float">
            <text:p>3.00E-0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7E-068" calcext:value-type="float">
            <text:p>7.00E-0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5E-065" calcext:value-type="float">
            <text:p>5.00E-065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2E-070" calcext:value-type="float">
            <text:p>2.00E-070</text:p>
          </table:table-cell>
          <table:table-cell office:value-type="float" office:value="2E-048" calcext:value-type="float">
            <text:p>2.00E-048</text:p>
          </table:table-cell>
          <table:table-cell office:value-type="float" office:value="2E-025" calcext:value-type="float">
            <text:p>2.00E-025</text:p>
          </table:table-cell>
          <table:table-cell office:value-type="float" office:value="3E-044" calcext:value-type="float">
            <text:p>3.00E-044</text:p>
          </table:table-cell>
        </table:table-row>
        <table:table-row table:style-name="ro1">
          <table:table-cell office:value-type="string" calcext:value-type="string">
            <text:p>Verticillium_dahliae</text:p>
          </table:table-cell>
          <table:table-cell office:value-type="float" office:value="5E-071" calcext:value-type="float">
            <text:p>5.00E-071</text:p>
          </table:table-cell>
          <table:table-cell office:value-type="float" office:value="0" calcext:value-type="float">
            <text:p>0</text:p>
          </table:table-cell>
          <table:table-cell office:value-type="float" office:value="7E-174" calcext:value-type="float">
            <text:p>7.00E-174</text:p>
          </table:table-cell>
          <table:table-cell office:value-type="float" office:value="0" calcext:value-type="float">
            <text:p>0</text:p>
          </table:table-cell>
          <table:table-cell office:value-type="float" office:value="6E-057" calcext:value-type="float">
            <text:p>6.00E-057</text:p>
          </table:table-cell>
          <table:table-cell table:style-name="ce3" office:value-type="float" office:value="6E-032" calcext:value-type="float">
            <text:p>6.00E-032</text:p>
          </table:table-cell>
          <table:table-cell office:value-type="float" office:value="2E-132" calcext:value-type="float">
            <text:p>2.00E-1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E-071" calcext:value-type="float">
            <text:p>7.00E-071</text:p>
          </table:table-cell>
          <table:table-cell office:value-type="float" office:value="1E-079" calcext:value-type="float">
            <text:p>1.00E-079</text:p>
          </table:table-cell>
          <table:table-cell office:value-type="float" office:value="8E-077" calcext:value-type="float">
            <text:p>8.00E-077</text:p>
          </table:table-cell>
          <table:table-cell office:value-type="float" office:value="9E-145" calcext:value-type="float">
            <text:p>9.00E-145</text:p>
          </table:table-cell>
          <table:table-cell office:value-type="float" office:value="1E-021" calcext:value-type="float">
            <text:p>1.00E-021</text:p>
          </table:table-cell>
          <table:table-cell office:value-type="float" office:value="6E-025" calcext:value-type="float">
            <text:p>6.00E-0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E-117" calcext:value-type="float">
            <text:p>4.00E-117</text:p>
          </table:table-cell>
          <table:table-cell office:value-type="float" office:value="1E-049" calcext:value-type="float">
            <text:p>1.00E-049</text:p>
          </table:table-cell>
          <table:table-cell table:style-name="Default" office:value-type="float" office:value="0" calcext:value-type="float">
            <text:p>0</text:p>
          </table:table-cell>
          <table:table-cell table:style-name="ce3" office:value-type="float" office:value="7E-046" calcext:value-type="float">
            <text:p>7.00E-04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3E-070" calcext:value-type="float">
            <text:p>3.00E-070</text:p>
          </table:table-cell>
          <table:table-cell office:value-type="float" office:value="1E-050" calcext:value-type="float">
            <text:p>1.00E-050</text:p>
          </table:table-cell>
          <table:table-cell table:style-name="ce3" office:value-type="float" office:value="3E-028" calcext:value-type="float">
            <text:p>3.00E-028</text:p>
          </table:table-cell>
          <table:table-cell office:value-type="string" calcext:value-type="string">
            <text:p>NO</text:p>
          </table:table-cell>
          <table:table-cell office:value-type="float" office:value="3E-086" calcext:value-type="float">
            <text:p>3.00E-086</text:p>
          </table:table-cell>
          <table:table-cell office:value-type="float" office:value="4E-175" calcext:value-type="float">
            <text:p>4.00E-175</text:p>
          </table:table-cell>
          <table:table-cell office:value-type="float" office:value="1E-030" calcext:value-type="float">
            <text:p>1.00E-030</text:p>
          </table:table-cell>
          <table:table-cell office:value-type="float" office:value="0" calcext:value-type="float">
            <text:p>0</text:p>
          </table:table-cell>
          <table:table-cell office:value-type="float" office:value="3E-046" calcext:value-type="float">
            <text:p>3.00E-046</text:p>
          </table:table-cell>
          <table:table-cell office:value-type="float" office:value="8E-060" calcext:value-type="float">
            <text:p>8.00E-060</text:p>
          </table:table-cell>
          <table:table-cell office:value-type="float" office:value="2E-107" calcext:value-type="float">
            <text:p>2.00E-107</text:p>
          </table:table-cell>
          <table:table-cell office:value-type="float" office:value="1E-032" calcext:value-type="float">
            <text:p>1.00E-032</text:p>
          </table:table-cell>
          <table:table-cell office:value-type="float" office:value="2E-062" calcext:value-type="float">
            <text:p>2.00E-062</text:p>
          </table:table-cell>
          <table:table-cell office:value-type="float" office:value="7E-047" calcext:value-type="float">
            <text:p>7.00E-047</text:p>
          </table:table-cell>
        </table:table-row>
        <table:table-row table:style-name="ro1">
          <table:table-cell office:value-type="string" calcext:value-type="string">
            <text:p>Yarrowia_lipolytica</text:p>
          </table:table-cell>
          <table:table-cell office:value-type="float" office:value="1E-054" calcext:value-type="float">
            <text:p>1.00E-054</text:p>
          </table:table-cell>
          <table:table-cell table:style-name="ce3" office:value-type="float" office:value="1E-119" calcext:value-type="float">
            <text:p>1.00E-119</text:p>
          </table:table-cell>
          <table:table-cell office:value-type="float" office:value="9E-087" calcext:value-type="float">
            <text:p>9.00E-087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6E-105" calcext:value-type="float">
            <text:p>6.00E-105</text:p>
          </table:table-cell>
          <table:table-cell office:value-type="float" office:value="1E-068" calcext:value-type="float">
            <text:p>1.00E-068</text:p>
          </table:table-cell>
          <table:table-cell office:value-type="float" office:value="3E-106" calcext:value-type="float">
            <text:p>3.00E-106</text:p>
          </table:table-cell>
          <table:table-cell office:value-type="float" office:value="2E-162" calcext:value-type="float">
            <text:p>2.00E-162</text:p>
          </table:table-cell>
          <table:table-cell table:style-name="ce3" office:value-type="float" office:value="5E-071" calcext:value-type="float">
            <text:p>5.00E-071</text:p>
          </table:table-cell>
          <table:table-cell office:value-type="float" office:value="1E-073" calcext:value-type="float">
            <text:p>1.00E-073</text:p>
          </table:table-cell>
          <table:table-cell office:value-type="float" office:value="4E-045" calcext:value-type="float">
            <text:p>4.00E-045</text:p>
          </table:table-cell>
          <table:table-cell office:value-type="float" office:value="4E-025" calcext:value-type="float">
            <text:p>4.00E-025</text:p>
          </table:table-cell>
          <table:table-cell office:value-type="float" office:value="6E-053" calcext:value-type="float">
            <text:p>6.00E-053</text:p>
          </table:table-cell>
          <table:table-cell office:value-type="float" office:value="1E-020" calcext:value-type="float">
            <text:p>1.00E-020</text:p>
          </table:table-cell>
          <table:table-cell office:value-type="float" office:value="4E-050" calcext:value-type="float">
            <text:p>4.00E-050</text:p>
          </table:table-cell>
          <table:table-cell office:value-type="float" office:value="5E-091" calcext:value-type="float">
            <text:p>5.00E-091</text:p>
          </table:table-cell>
          <table:table-cell office:value-type="float" office:value="1E-039" calcext:value-type="float">
            <text:p>1.00E-039</text:p>
          </table:table-cell>
          <table:table-cell office:value-type="float" office:value="4E-140" calcext:value-type="float">
            <text:p>4.00E-140</text:p>
          </table:table-cell>
          <table:table-cell office:value-type="float" office:value="3E-033" calcext:value-type="float">
            <text:p>3.00E-033</text:p>
          </table:table-cell>
          <table:table-cell office:value-type="string" calcext:value-type="string">
            <text:p>NO</text:p>
          </table:table-cell>
          <table:table-cell table:style-name="ce3" office:value-type="float" office:value="2E-021" calcext:value-type="float">
            <text:p>2.00E-021</text:p>
          </table:table-cell>
          <table:table-cell office:value-type="string" calcext:value-type="string">
            <text:p>NO</text:p>
          </table:table-cell>
          <table:table-cell office:value-type="float" office:value="4E-031" calcext:value-type="float">
            <text:p>4.00E-031</text:p>
          </table:table-cell>
          <table:table-cell office:value-type="float" office:value="4E-123" calcext:value-type="float">
            <text:p>4.00E-123</text:p>
          </table:table-cell>
          <table:table-cell office:value-type="float" office:value="4E-140" calcext:value-type="float">
            <text:p>4.00E-140</text:p>
          </table:table-cell>
          <table:table-cell table:style-name="ce3" office:value-type="float" office:value="4E-037" calcext:value-type="float">
            <text:p>4.00E-037</text:p>
          </table:table-cell>
          <table:table-cell office:value-type="string" calcext:value-type="string">
            <text:p>NO</text:p>
          </table:table-cell>
          <table:table-cell office:value-type="float" office:value="9E-090" calcext:value-type="float">
            <text:p>9.00E-09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E-057" calcext:value-type="float">
            <text:p>7.00E-057</text:p>
          </table:table-cell>
          <table:table-cell office:value-type="float" office:value="0" calcext:value-type="float">
            <text:p>0</text:p>
          </table:table-cell>
          <table:table-cell office:value-type="float" office:value="1E-081" calcext:value-type="float">
            <text:p>1.00E-081</text:p>
          </table:table-cell>
          <table:table-cell office:value-type="float" office:value="6E-083" calcext:value-type="float">
            <text:p>6.00E-083</text:p>
          </table:table-cell>
          <table:table-cell office:value-type="float" office:value="2E-106" calcext:value-type="float">
            <text:p>2.00E-106</text:p>
          </table:table-cell>
          <table:table-cell office:value-type="float" office:value="6E-062" calcext:value-type="float">
            <text:p>6.00E-062</text:p>
          </table:table-cell>
          <table:table-cell office:value-type="float" office:value="9E-056" calcext:value-type="float">
            <text:p>9.00E-056</text:p>
          </table:table-cell>
          <table:table-cell office:value-type="float" office:value="1E-068" calcext:value-type="float">
            <text:p>1.00E-068</text:p>
          </table:table-cell>
        </table:table-row>
        <table:table-row table:style-name="ro1">
          <table:table-cell office:value-type="string" calcext:value-type="string">
            <text:p>Zymoseptoria_tritici</text:p>
          </table:table-cell>
          <table:table-cell office:value-type="float" office:value="3E-031" calcext:value-type="float">
            <text:p>3.00E-031</text:p>
          </table:table-cell>
          <table:table-cell office:value-type="float" office:value="0" calcext:value-type="float">
            <text:p>0</text:p>
          </table:table-cell>
          <table:table-cell office:value-type="float" office:value="1E-131" calcext:value-type="float">
            <text:p>1.00E-131</text:p>
          </table:table-cell>
          <table:table-cell office:value-type="float" office:value="0" calcext:value-type="float">
            <text:p>0</text:p>
          </table:table-cell>
          <table:table-cell office:value-type="float" office:value="1E-022" calcext:value-type="float">
            <text:p>1.00E-022</text:p>
          </table:table-cell>
          <table:table-cell office:value-type="float" office:value="0" calcext:value-type="float">
            <text:p>0</text:p>
          </table:table-cell>
          <table:table-cell office:value-type="float" office:value="1E-130" calcext:value-type="float">
            <text:p>1.00E-1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E-150" calcext:value-type="float">
            <text:p>4.00E-150</text:p>
          </table:table-cell>
          <table:table-cell office:value-type="float" office:value="0" calcext:value-type="float">
            <text:p>0</text:p>
          </table:table-cell>
          <table:table-cell office:value-type="float" office:value="1E-088" calcext:value-type="float">
            <text:p>1.00E-088</text:p>
          </table:table-cell>
          <table:table-cell office:value-type="float" office:value="6E-065" calcext:value-type="float">
            <text:p>6.00E-065</text:p>
          </table:table-cell>
          <table:table-cell office:value-type="float" office:value="5E-088" calcext:value-type="float">
            <text:p>5.00E-088</text:p>
          </table:table-cell>
          <table:table-cell office:value-type="float" office:value="9E-074" calcext:value-type="float">
            <text:p>9.00E-074</text:p>
          </table:table-cell>
          <table:table-cell office:value-type="float" office:value="3E-031" calcext:value-type="float">
            <text:p>3.00E-031</text:p>
          </table:table-cell>
          <table:table-cell office:value-type="float" office:value="9E-026" calcext:value-type="float">
            <text:p>9.00E-026</text:p>
          </table:table-cell>
          <table:table-cell office:value-type="float" office:value="8E-112" calcext:value-type="float">
            <text:p>8.00E-112</text:p>
          </table:table-cell>
          <table:table-cell office:value-type="float" office:value="4E-070" calcext:value-type="float">
            <text:p>4.00E-070</text:p>
          </table:table-cell>
          <table:table-cell office:value-type="float" office:value="2E-037" calcext:value-type="float">
            <text:p>2.00E-037</text:p>
          </table:table-cell>
          <table:table-cell office:value-type="float" office:value="5E-159" calcext:value-type="float">
            <text:p>5.00E-15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4E-038" calcext:value-type="float">
            <text:p>4.00E-038</text:p>
          </table:table-cell>
          <table:table-cell office:value-type="float" office:value="1E-088" calcext:value-type="float">
            <text:p>1.00E-088</text:p>
          </table:table-cell>
          <table:table-cell office:value-type="float" office:value="4E-036" calcext:value-type="float">
            <text:p>4.00E-036</text:p>
          </table:table-cell>
          <table:table-cell table:style-name="ce3" office:value-type="float" office:value="6E-024" calcext:value-type="float">
            <text:p>6.00E-024</text:p>
          </table:table-cell>
          <table:table-cell office:value-type="string" calcext:value-type="string">
            <text:p>NO</text:p>
          </table:table-cell>
          <table:table-cell office:value-type="float" office:value="5E-063" calcext:value-type="float">
            <text:p>5.00E-063</text:p>
          </table:table-cell>
          <table:table-cell office:value-type="float" office:value="9E-140" calcext:value-type="float">
            <text:p>9.00E-140</text:p>
          </table:table-cell>
          <table:table-cell office:value-type="float" office:value="2E-026" calcext:value-type="float">
            <text:p>2.00E-026</text:p>
          </table:table-cell>
          <table:table-cell office:value-type="float" office:value="0" calcext:value-type="float">
            <text:p>0</text:p>
          </table:table-cell>
          <table:table-cell office:value-type="float" office:value="2E-049" calcext:value-type="float">
            <text:p>2.00E-049</text:p>
          </table:table-cell>
          <table:table-cell office:value-type="float" office:value="4E-058" calcext:value-type="float">
            <text:p>4.00E-058</text:p>
          </table:table-cell>
          <table:table-cell office:value-type="float" office:value="4E-095" calcext:value-type="float">
            <text:p>4.00E-095</text:p>
          </table:table-cell>
          <table:table-cell office:value-type="float" office:value="5E-055" calcext:value-type="float">
            <text:p>5.00E-055</text:p>
          </table:table-cell>
          <table:table-cell office:value-type="float" office:value="1E-043" calcext:value-type="float">
            <text:p>1.00E-043</text:p>
          </table:table-cell>
          <table:table-cell office:value-type="float" office:value="7E-031" calcext:value-type="float">
            <text:p>7.00E-0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11:21:56.846421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9-03T11:22:40.168403535</dc:date>
    <meta:editing-duration>P0D</meta:editing-duration>
    <meta:editing-cycles>1</meta:editing-cycles>
    <meta:document-statistic meta:table-count="1" meta:cell-count="1521" meta:object-count="0"/>
  </office:meta>
</office:document-meta>
</file>